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5pt solid #000000" fo:border-right="none" fo:border-top="0.5pt solid #000000" fo:border-bottom="0.5pt solid #000000"/>
    </style:style>
    <style:style style:name="Tableau11.B1" style:family="table-cell">
      <style:table-cell-properties fo:padding="0.097cm" fo:border="0.5pt solid #000000"/>
    </style:style>
    <style:style style:name="Tableau11.A2" style:family="table-cell">
      <style:table-cell-properties fo:padding="0.097cm" fo:border-left="0.5pt solid #000000" fo:border-right="none" fo:border-top="none" fo:border-bottom="0.5pt solid #000000"/>
    </style:style>
    <style:style style:name="Tableau11.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5pt solid #000000" fo:border-right="none" fo:border-top="0.5pt solid #000000" fo:border-bottom="0.5pt solid #000000"/>
    </style:style>
    <style:style style:name="Tableau16.B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5pt solid #000000" fo:border-right="none" fo:border-top="0.5pt solid #000000" fo:border-bottom="0.5pt solid #000000"/>
    </style:style>
    <style:style style:name="Tableau17.B1" style:family="table-cell">
      <style:table-cell-properties fo:padding="0.097cm" fo:border="0.5pt solid #000000"/>
    </style:style>
    <style:style style:name="Tableau17.A2" style:family="table-cell">
      <style:table-cell-properties fo:padding="0.097cm" fo:border-left="0.5pt solid #000000" fo:border-right="none" fo:border-top="none" fo:border-bottom="0.5pt solid #000000"/>
    </style:style>
    <style:style style:name="Tableau17.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5pt solid #000000" fo:border-right="none" fo:border-top="0.5pt solid #000000" fo:border-bottom="0.5pt solid #000000"/>
    </style:style>
    <style:style style:name="Tableau15.B1" style:family="table-cell">
      <style:table-cell-properties fo:padding="0.097cm" fo:border="0.5pt solid #000000"/>
    </style:style>
    <style:style style:name="Tableau15.A2" style:family="table-cell">
      <style:table-cell-properties fo:padding="0.097cm" fo:border-left="0.5pt solid #000000" fo:border-right="none" fo:border-top="none" fo:border-bottom="0.5pt solid #000000"/>
    </style:style>
    <style:style style:name="Tableau15.B2" style:family="table-cell">
      <style:table-cell-properties fo:padding="0.097cm" fo:border-left="0.5pt solid #000000" fo:border-right="0.5pt solid #000000" fo:border-top="none" fo:border-bottom="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097cm" fo:margin-left="0cm" table:align="left"/>
    </style:style>
    <style:style style:name="Tableau13.A" style:family="table-column">
      <style:table-column-properties style:column-width="8.5cm"/>
    </style:style>
    <style:style style:name="Tableau13.B" style:family="table-column">
      <style:table-column-properties style:column-width="8.597cm"/>
    </style:style>
    <style:style style:name="Tableau13.A1" style:family="table-cell">
      <style:table-cell-properties fo:padding="0.097cm" fo:border-left="0.5pt solid #000000" fo:border-right="none" fo:border-top="0.5pt solid #000000" fo:border-bottom="0.5pt solid #000000"/>
    </style:style>
    <style:style style:name="Tableau13.B1" style:family="table-cell">
      <style:table-cell-properties fo:padding="0.097cm" fo:border="0.5pt solid #000000"/>
    </style:style>
    <style:style style:name="Tableau13.A2" style:family="table-cell">
      <style:table-cell-properties fo:padding="0.097cm" fo:border-left="0.5pt solid #000000" fo:border-right="none" fo:border-top="none" fo:border-bottom="0.5pt solid #000000"/>
    </style:style>
    <style:style style:name="Tableau13.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5pt solid #000000" fo:border-right="none" fo:border-top="0.5pt solid #000000" fo:border-bottom="0.5pt solid #000000"/>
    </style:style>
    <style:style style:name="Tableau18.B1" style:family="table-cell">
      <style:table-cell-properties fo:padding="0.097cm" fo:border="0.5pt solid #000000"/>
    </style:style>
    <style:style style:name="Tableau18.A2" style:family="table-cell">
      <style:table-cell-properties fo:padding="0.097cm" fo:border-left="0.5pt solid #000000" fo:border-right="none" fo:border-top="none" fo:border-bottom="0.5pt solid #000000"/>
    </style:style>
    <style:style style:name="Tableau18.B2"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5pt solid #000000" fo:border-right="none" fo:border-top="0.5pt solid #000000" fo:border-bottom="0.5pt solid #000000"/>
    </style:style>
    <style:style style:name="Tableau14.B1" style:family="table-cell">
      <style:table-cell-properties fo:padding="0.097cm" fo:border="0.5pt solid #000000"/>
    </style:style>
    <style:style style:name="Tableau14.A2" style:family="table-cell">
      <style:table-cell-properties fo:padding="0.097cm" fo:border-left="0.5pt solid #000000" fo:border-right="none" fo:border-top="none" fo:border-bottom="0.5pt solid #000000"/>
    </style:style>
    <style:style style:name="Tableau14.B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5pt solid #000000" fo:border-right="none" fo:border-top="0.5pt solid #000000" fo:border-bottom="0.5pt solid #000000"/>
    </style:style>
    <style:style style:name="Tableau22.B1" style:family="table-cell">
      <style:table-cell-properties fo:padding="0.097cm" fo:border="0.5pt solid #000000"/>
    </style:style>
    <style:style style:name="Tableau22.A2" style:family="table-cell">
      <style:table-cell-properties fo:padding="0.097cm" fo:border-left="0.5pt solid #000000" fo:border-right="none" fo:border-top="none" fo:border-bottom="0.5pt solid #000000"/>
    </style:style>
    <style:style style:name="Tableau22.B2"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5pt solid #000000" fo:border-right="none" fo:border-top="0.5pt solid #000000" fo:border-bottom="0.5pt solid #000000"/>
    </style:style>
    <style:style style:name="Tableau8.B1" style:family="table-cell">
      <style:table-cell-properties fo:padding="0.097cm" fo:border="0.5pt solid #000000"/>
    </style:style>
    <style:style style:name="Tableau8.A2" style:family="table-cell">
      <style:table-cell-properties fo:padding="0.097cm" fo:border-left="0.5pt solid #000000" fo:border-right="none" fo:border-top="none" fo:border-bottom="0.5pt solid #000000"/>
    </style:style>
    <style:style style:name="Tableau8.B2" style:family="table-cell">
      <style:table-cell-properties fo:padding="0.097cm" fo:border-left="0.5pt solid #000000" fo:border-right="0.5pt solid #000000" fo:border-top="none" fo:border-bottom="0.5pt solid #000000"/>
    </style:style>
    <style:style style:name="Tableau24" style:family="table">
      <style:table-properties style:width="17.097cm" fo:margin-left="0cm" table:align="left"/>
    </style:style>
    <style:style style:name="Tableau24.A" style:family="table-column">
      <style:table-column-properties style:column-width="8.5cm"/>
    </style:style>
    <style:style style:name="Tableau24.B" style:family="table-column">
      <style:table-column-properties style:column-width="8.597cm"/>
    </style:style>
    <style:style style:name="Tableau24.A1" style:family="table-cell">
      <style:table-cell-properties fo:padding="0.097cm" fo:border-left="0.5pt solid #000000" fo:border-right="none" fo:border-top="0.5pt solid #000000" fo:border-bottom="0.5pt solid #000000"/>
    </style:style>
    <style:style style:name="Tableau24.B1" style:family="table-cell">
      <style:table-cell-properties fo:padding="0.097cm" fo:border="0.5pt solid #000000"/>
    </style:style>
    <style:style style:name="Tableau24.A2" style:family="table-cell">
      <style:table-cell-properties fo:padding="0.097cm" fo:border-left="0.5pt solid #000000" fo:border-right="none" fo:border-top="none" fo:border-bottom="0.5pt solid #000000"/>
    </style:style>
    <style:style style:name="Tableau24.B2" style:family="table-cell">
      <style:table-cell-properties fo:padding="0.097cm" fo:border-left="0.5pt solid #000000" fo:border-right="0.5pt solid #000000" fo:border-top="none" fo:border-bottom="0.5pt solid #000000"/>
    </style:style>
    <style:style style:name="Tableau24.3" style:family="table-row">
      <style:table-row-properties style:min-row-height="0.841cm"/>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padding="0.097cm" fo:border="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5pt solid #000000"/>
    </style:style>
    <style:style style:name="P1" style:family="paragraph" style:parent-style-name="Text_20_body">
      <style:paragraph-properties fo:text-align="justify" style:justify-single-word="false"/>
      <style:text-properties fo:font-size="14pt" fo:font-style="italic" fo:font-weight="bold" officeooo:rsid="001975db" officeooo:paragraph-rsid="00206a3e" style:font-size-asian="14pt" style:font-style-asian="italic" style:font-weight-asian="bold" style:font-size-complex="14pt" style:font-style-complex="italic" style:font-weight-complex="bold"/>
    </style:style>
    <style:style style:name="P2" style:family="paragraph" style:parent-style-name="Text_20_body">
      <style:paragraph-properties fo:text-align="justify" style:justify-single-word="false"/>
      <style:text-properties fo:font-size="12pt" fo:font-style="normal" fo:font-weight="normal" officeooo:rsid="001975db" officeooo:paragraph-rsid="00206a3e" style:font-size-asian="12pt" style:font-style-asian="normal" style:font-weight-asian="normal" style:font-size-complex="12pt" style:font-style-complex="normal" style:font-weight-complex="normal"/>
    </style:style>
    <style:style style:name="P3" style:family="paragraph" style:parent-style-name="Text_20_body">
      <style:text-properties style:font-name="Arial"/>
    </style:style>
    <style:style style:name="P4" style:family="paragraph" style:parent-style-name="Text_20_body">
      <style:text-properties style:font-name="Arial" officeooo:rsid="001975db" officeooo:paragraph-rsid="001975db"/>
    </style:style>
    <style:style style:name="P5" style:family="paragraph" style:parent-style-name="Text_20_body">
      <style:text-properties style:font-name="Arial" officeooo:rsid="0027c928" officeooo:paragraph-rsid="0027c928"/>
    </style:style>
    <style:style style:name="P6" style:family="paragraph" style:parent-style-name="Text_20_body">
      <style:paragraph-properties fo:text-align="justify" style:justify-single-word="false"/>
      <style:text-properties style:font-name="Arial" fo:font-size="12pt" officeooo:rsid="0017acc9" officeooo:paragraph-rsid="001f4f9c" style:font-size-asian="12pt" style:font-size-complex="12pt" loext:padding="0cm" loext:border="none"/>
    </style:style>
    <style:style style:name="P7" style:family="paragraph" style:parent-style-name="Text_20_body">
      <style:paragraph-properties fo:text-align="justify" style:justify-single-word="false"/>
      <style:text-properties style:font-name="Arial" fo:font-size="12pt" officeooo:rsid="0017acc9" officeooo:paragraph-rsid="001aca83" style:font-size-asian="12pt" style:font-size-complex="12pt" loext:padding="0cm" loext:border="none"/>
    </style:style>
    <style:style style:name="P8" style:family="paragraph" style:parent-style-name="Text_20_body">
      <style:text-properties style:font-name="Arial" fo:font-size="12pt" officeooo:paragraph-rsid="002348af" style:font-size-asian="12pt" style:font-size-complex="12pt"/>
    </style:style>
    <style:style style:name="P9" style:family="paragraph" style:parent-style-name="Text_20_body">
      <style:paragraph-properties fo:text-align="justify" style:justify-single-word="false"/>
      <style:text-properties style:font-name="Arial" fo:font-size="12pt" style:text-underline-style="none" officeooo:rsid="0017acc9" officeooo:paragraph-rsid="001f4f9c" style:font-size-asian="12pt" style:font-size-complex="12pt" loext:padding="0cm" loext:border="none"/>
    </style:style>
    <style:style style:name="P10" style:family="paragraph" style:parent-style-name="Text_20_body">
      <style:paragraph-properties fo:text-align="justify" style:justify-single-word="false"/>
      <style:text-properties style:font-name="Arial" fo:font-size="12pt" style:text-underline-style="none" officeooo:rsid="0017acc9" officeooo:paragraph-rsid="001e7a03" style:font-size-asian="12pt" style:font-size-complex="12pt" loext:padding="0cm" loext:border="none"/>
    </style:style>
    <style:style style:name="P11" style:family="paragraph" style:parent-style-name="Text_20_body">
      <style:paragraph-properties fo:text-align="justify" style:justify-single-word="false"/>
      <style:text-properties style:font-name="Arial" fo:font-size="12pt" style:text-underline-style="none" officeooo:rsid="0013f929" officeooo:paragraph-rsid="001f4f9c" style:font-size-asian="12pt" style:font-size-complex="12pt" loext:padding="0cm" loext:border="none"/>
    </style:style>
    <style:style style:name="P12" style:family="paragraph" style:parent-style-name="Text_20_body">
      <style:paragraph-properties fo:text-align="justify" style:justify-single-word="false"/>
      <style:text-properties style:font-name="Arial" fo:font-size="12pt" style:text-underline-style="none" fo:font-weight="bold" officeooo:rsid="0017acc9" officeooo:paragraph-rsid="001f4f9c" style:font-size-asian="12pt" style:font-weight-asian="bold" style:font-size-complex="12pt" style:font-weight-complex="bold" loext:padding="0cm" loext:border="none"/>
    </style:style>
    <style:style style:name="P13" style:family="paragraph" style:parent-style-name="Text_20_body">
      <style:paragraph-properties fo:text-align="justify" style:justify-single-word="false"/>
      <style:text-properties style:font-name="Arial" fo:font-size="12pt" fo:font-style="normal" fo:font-weight="normal" officeooo:rsid="001975db" officeooo:paragraph-rsid="00206a3e"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justify" style:justify-single-word="false"/>
      <style:text-properties style:font-name="Arial" fo:font-size="14pt" officeooo:rsid="0017acc9" officeooo:paragraph-rsid="001c052e" style:font-size-asian="14pt" style:font-size-complex="14pt" loext:padding="0cm" loext:border="none"/>
    </style:style>
    <style:style style:name="P15" style:family="paragraph" style:parent-style-name="Text_20_body">
      <style:paragraph-properties fo:text-align="justify" style:justify-single-word="false"/>
      <style:text-properties style:font-name="Arial" officeooo:rsid="00223363" officeooo:paragraph-rsid="00223363"/>
    </style:style>
    <style:style style:name="P16" style:family="paragraph" style:parent-style-name="Table_20_Contents">
      <style:paragraph-properties fo:text-align="center" style:justify-single-word="false"/>
      <style:text-properties style:font-name="Arial" fo:font-style="italic" fo:font-weight="bold" officeooo:rsid="001975db" officeooo:paragraph-rsid="001975db" style:font-style-asian="italic" style:font-weight-asian="bold" style:font-style-complex="italic" style:font-weight-complex="bold"/>
    </style:style>
    <style:style style:name="P17" style:family="paragraph" style:parent-style-name="Table_20_Contents">
      <style:paragraph-properties fo:text-align="center" style:justify-single-word="false"/>
      <style:text-properties style:font-name="Arial" fo:font-weight="bold" officeooo:rsid="0026b207" officeooo:paragraph-rsid="0026b207"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26b207" officeooo:paragraph-rsid="0026b207" style:font-weight-asian="bold" style:font-weight-complex="bold"/>
    </style:style>
    <style:style style:name="P19" style:family="paragraph" style:parent-style-name="Table_20_Contents">
      <style:paragraph-properties fo:text-align="justify" style:justify-single-word="false"/>
      <style:text-properties style:font-name="Arial" fo:font-weight="bold" officeooo:rsid="001975db" officeooo:paragraph-rsid="001f9941" style:font-weight-asian="bold" style:font-weight-complex="bold"/>
    </style:style>
    <style:style style:name="P20" style:family="paragraph" style:parent-style-name="Table_20_Contents">
      <style:paragraph-properties fo:text-align="center" style:justify-single-word="false"/>
      <style:text-properties style:font-name="Arial" fo:font-weight="bold" officeooo:rsid="001975db" officeooo:paragraph-rsid="001975db" style:font-weight-asian="bold" style:font-weight-complex="bold"/>
    </style:style>
    <style:style style:name="P21" style:family="paragraph" style:parent-style-name="Table_20_Contents">
      <style:paragraph-properties fo:text-align="justify" style:justify-single-word="false"/>
      <style:text-properties style:font-name="Arial" fo:font-weight="bold" officeooo:rsid="000f4d1e" officeooo:paragraph-rsid="001f9941" style:font-weight-asian="bold" style:font-weight-complex="bold"/>
    </style:style>
    <style:style style:name="P22" style:family="paragraph" style:parent-style-name="Table_20_Contents">
      <style:paragraph-properties fo:text-align="center" style:justify-single-word="false"/>
      <style:text-properties style:font-name="Arial" fo:font-weight="bold" officeooo:rsid="000f4d1e" officeooo:paragraph-rsid="000f4d1e" style:font-weight-asian="bold" style:font-weight-complex="bold"/>
    </style:style>
    <style:style style:name="P23" style:family="paragraph" style:parent-style-name="Table_20_Contents">
      <style:paragraph-properties fo:text-align="justify" style:justify-single-word="false"/>
      <style:text-properties style:font-name="Arial" fo:font-weight="bold" officeooo:rsid="00111a14" officeooo:paragraph-rsid="001f9941" style:font-weight-asian="bold" style:font-weight-complex="bold"/>
    </style:style>
    <style:style style:name="P24" style:family="paragraph" style:parent-style-name="Table_20_Contents">
      <style:paragraph-properties fo:text-align="center" style:justify-single-word="false"/>
      <style:text-properties style:font-name="Arial" fo:font-weight="bold" officeooo:rsid="00111a14" officeooo:paragraph-rsid="00111a14" style:font-weight-asian="bold" style:font-weight-complex="bold"/>
    </style:style>
    <style:style style:name="P25" style:family="paragraph" style:parent-style-name="Table_20_Contents">
      <style:paragraph-properties fo:text-align="justify" style:justify-single-word="false"/>
      <style:text-properties style:font-name="Arial" fo:font-weight="bold" officeooo:rsid="001aca83" officeooo:paragraph-rsid="001f9941" style:font-weight-asian="bold" style:font-weight-complex="bold"/>
    </style:style>
    <style:style style:name="P26" style:family="paragraph" style:parent-style-name="Table_20_Contents">
      <style:paragraph-properties fo:text-align="center" style:justify-single-word="false"/>
      <style:text-properties style:font-name="Arial" fo:font-weight="bold" officeooo:rsid="001aca83" officeooo:paragraph-rsid="001aca83" style:font-weight-asian="bold" style:font-weight-complex="bold"/>
    </style:style>
    <style:style style:name="P27" style:family="paragraph" style:parent-style-name="Table_20_Contents">
      <style:paragraph-properties fo:text-align="justify" style:justify-single-word="false"/>
      <style:text-properties style:font-name="Arial" fo:font-weight="bold" officeooo:rsid="00136cc8" officeooo:paragraph-rsid="001f9941" style:font-weight-asian="bold" style:font-weight-complex="bold"/>
    </style:style>
    <style:style style:name="P28" style:family="paragraph" style:parent-style-name="Table_20_Contents">
      <style:paragraph-properties fo:text-align="center" style:justify-single-word="false"/>
      <style:text-properties style:font-name="Arial" fo:font-weight="bold" officeooo:rsid="00136cc8" officeooo:paragraph-rsid="00136cc8" style:font-weight-asian="bold" style:font-weight-complex="bold"/>
    </style:style>
    <style:style style:name="P29" style:family="paragraph" style:parent-style-name="Table_20_Contents">
      <style:paragraph-properties fo:text-align="justify" style:justify-single-word="false"/>
      <style:text-properties style:font-name="Arial" fo:font-weight="bold" officeooo:rsid="0013f929" officeooo:paragraph-rsid="001f9941" style:font-weight-asian="bold" style:font-weight-complex="bold"/>
    </style:style>
    <style:style style:name="P30" style:family="paragraph" style:parent-style-name="Table_20_Contents">
      <style:paragraph-properties fo:text-align="center" style:justify-single-word="false"/>
      <style:text-properties style:font-name="Arial" fo:font-weight="bold" officeooo:rsid="0013f929" officeooo:paragraph-rsid="0013f929" style:font-weight-asian="bold" style:font-weight-complex="bold"/>
    </style:style>
    <style:style style:name="P31" style:family="paragraph" style:parent-style-name="Table_20_Contents">
      <style:paragraph-properties fo:text-align="justify" style:justify-single-word="false"/>
      <style:text-properties style:font-name="Arial" fo:font-weight="bold" officeooo:rsid="0014e2d0" officeooo:paragraph-rsid="001f9941" style:font-weight-asian="bold" style:font-weight-complex="bold"/>
    </style:style>
    <style:style style:name="P32" style:family="paragraph" style:parent-style-name="Table_20_Contents">
      <style:paragraph-properties fo:text-align="center" style:justify-single-word="false"/>
      <style:text-properties style:font-name="Arial" fo:font-weight="bold" officeooo:rsid="0014e2d0" officeooo:paragraph-rsid="0014e2d0" style:font-weight-asian="bold" style:font-weight-complex="bold"/>
    </style:style>
    <style:style style:name="P33" style:family="paragraph" style:parent-style-name="Table_20_Contents">
      <style:text-properties style:font-name="Arial" fo:font-weight="bold" officeooo:rsid="00206a3e" officeooo:paragraph-rsid="00206a3e" style:font-weight-asian="bold" style:font-weight-complex="bold"/>
    </style:style>
    <style:style style:name="P34" style:family="paragraph" style:parent-style-name="Table_20_Contents">
      <style:paragraph-properties fo:text-align="center" style:justify-single-word="false"/>
      <style:text-properties style:font-name="Arial" officeooo:rsid="0026b207" officeooo:paragraph-rsid="0026b207"/>
    </style:style>
    <style:style style:name="P35" style:family="paragraph" style:parent-style-name="Table_20_Contents">
      <style:paragraph-properties fo:text-align="center" style:justify-single-word="false"/>
      <style:text-properties style:font-name="Arial" fo:font-size="14pt" fo:font-weight="bold" officeooo:rsid="001aca83" officeooo:paragraph-rsid="001aca83"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Arial" fo:font-size="14pt" fo:font-weight="bold" officeooo:rsid="00206a3e" officeooo:paragraph-rsid="00206a3e"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Arial" fo:font-size="14pt" fo:font-style="italic" fo:font-weight="bold" officeooo:rsid="001975db" officeooo:paragraph-rsid="001f4f9c" style:font-size-asian="14pt" style:font-style-asian="italic" style:font-weight-asian="bold" style:font-size-complex="14pt" style:font-style-complex="italic" style:font-weight-complex="bold"/>
    </style:style>
    <style:style style:name="P38" style:family="paragraph" style:parent-style-name="Table_20_Contents">
      <style:paragraph-properties fo:text-align="center" style:justify-single-word="false"/>
      <style:text-properties style:font-name="Arial" fo:font-size="14pt" fo:font-style="italic" fo:font-weight="bold" officeooo:rsid="001975db" officeooo:paragraph-rsid="001c052e" style:font-size-asian="14pt" style:font-style-asian="italic" style:font-weight-asian="bold" style:font-size-complex="14pt" style:font-style-complex="italic" style:font-weight-complex="bold"/>
    </style:style>
    <style:style style:name="P39" style:family="paragraph" style:parent-style-name="Table_20_Contents">
      <style:paragraph-properties fo:text-align="center" style:justify-single-word="false"/>
      <style:text-properties style:font-name="Arial" fo:font-size="14pt" fo:font-style="italic" fo:font-weight="bold" officeooo:rsid="001975db" officeooo:paragraph-rsid="001aca83" style:font-size-asian="14pt" style:font-style-asian="italic" style:font-weight-asian="bold" style:font-size-complex="14pt" style:font-style-complex="italic" style:font-weight-complex="bold"/>
    </style:style>
    <style:style style:name="P40" style:family="paragraph" style:parent-style-name="Table_20_Contents">
      <style:paragraph-properties fo:text-align="center" style:justify-single-word="false"/>
      <style:text-properties style:font-name="Arial" fo:font-size="14pt" fo:font-style="italic" fo:font-weight="bold" officeooo:rsid="001975db" officeooo:paragraph-rsid="00206a3e" style:font-size-asian="14pt" style:font-style-asian="italic" style:font-weight-asian="bold" style:font-size-complex="14pt" style:font-style-complex="italic" style:font-weight-complex="bold"/>
    </style:style>
    <style:style style:name="P41" style:family="paragraph" style:parent-style-name="Table_20_Contents">
      <style:paragraph-properties fo:text-align="center" style:justify-single-word="false"/>
      <style:text-properties style:font-name="Arial" fo:font-size="14pt" fo:font-style="italic" fo:font-weight="bold" officeooo:rsid="001975db" officeooo:paragraph-rsid="001975db" style:font-size-asian="14pt" style:font-style-asian="italic" style:font-weight-asian="bold" style:font-size-complex="14pt" style:font-style-complex="italic" style:font-weight-complex="bold"/>
    </style:style>
    <style:style style:name="P42" style:family="paragraph" style:parent-style-name="Table_20_Contents">
      <style:paragraph-properties fo:text-align="center" style:justify-single-word="false"/>
      <style:text-properties style:font-name="Arial" fo:font-size="14pt" fo:font-style="italic" fo:font-weight="bold" officeooo:rsid="001975db" officeooo:paragraph-rsid="00223363" style:font-size-asian="14pt" style:font-style-asian="italic" style:font-weight-asian="bold" style:font-size-complex="14pt" style:font-style-complex="italic" style:font-weight-complex="bold"/>
    </style:style>
    <style:style style:name="P43" style:family="paragraph" style:parent-style-name="Table_20_Contents">
      <style:paragraph-properties fo:text-align="justify" style:justify-single-word="false"/>
      <style:text-properties style:font-name="Arial" fo:font-size="12pt" fo:font-style="italic" fo:font-weight="bold" officeooo:rsid="001975db" officeooo:paragraph-rsid="001f4f9c" style:font-size-asian="12pt" style:font-style-asian="italic" style:font-weight-asian="bold" style:font-size-complex="12pt" style:font-style-complex="italic" style:font-weight-complex="bold"/>
    </style:style>
    <style:style style:name="P44" style:family="paragraph" style:parent-style-name="Table_20_Contents">
      <style:paragraph-properties fo:text-align="justify" style:justify-single-word="false"/>
      <style:text-properties style:font-name="Arial" fo:font-size="12pt" fo:font-style="italic" fo:font-weight="bold" officeooo:rsid="001975db" officeooo:paragraph-rsid="001c052e" style:font-size-asian="12pt" style:font-style-asian="italic" style:font-weight-asian="bold" style:font-size-complex="12pt" style:font-style-complex="italic" style:font-weight-complex="bold"/>
    </style:style>
    <style:style style:name="P45" style:family="paragraph" style:parent-style-name="Table_20_Contents">
      <style:paragraph-properties fo:text-align="justify" style:justify-single-word="false"/>
      <style:text-properties style:font-name="Arial" fo:font-size="12pt" fo:font-style="italic" fo:font-weight="bold" officeooo:rsid="001975db" officeooo:paragraph-rsid="001aca83" style:font-size-asian="12pt" style:font-style-asian="italic" style:font-weight-asian="bold" style:font-size-complex="12pt" style:font-style-complex="italic" style:font-weight-complex="bold"/>
    </style:style>
    <style:style style:name="P46" style:family="paragraph" style:parent-style-name="Table_20_Contents">
      <style:paragraph-properties fo:text-align="justify" style:justify-single-word="false"/>
      <style:text-properties style:font-name="Arial" fo:font-size="12pt" fo:font-style="normal" fo:font-weight="normal" officeooo:rsid="001975db" officeooo:paragraph-rsid="00206a3e"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justify" style:justify-single-word="false"/>
      <style:text-properties style:font-name="Arial" fo:font-size="12pt" fo:font-style="normal" fo:font-weight="normal" officeooo:rsid="001975db" officeooo:paragraph-rsid="00223363"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justify" style:justify-single-word="false"/>
      <style:text-properties style:font-name="Arial" officeooo:paragraph-rsid="00223363"/>
    </style:style>
    <style:style style:name="P49" style:family="paragraph" style:parent-style-name="Table_20_Contents">
      <style:paragraph-properties fo:margin-left="0cm" fo:margin-right="0cm" fo:text-indent="0cm" style:auto-text-indent="false"/>
      <style:text-properties style:font-name="Arial"/>
    </style:style>
    <style:style style:name="P50" style:family="paragraph" style:parent-style-name="Standard">
      <style:paragraph-properties fo:margin-left="0cm" fo:margin-right="0cm" fo:text-indent="0cm" style:auto-text-indent="false"/>
      <style:text-properties style:font-name="Arial" officeooo:paragraph-rsid="00223363"/>
    </style:style>
    <style:style style:name="P51" style:family="paragraph" style:parent-style-name="Heading_20_5">
      <style:paragraph-properties fo:text-align="justify" style:justify-single-word="false"/>
      <style:text-properties style:font-name="Arial" fo:font-size="14pt" officeooo:rsid="0017acc9" officeooo:paragraph-rsid="001aca83" style:font-size-asian="14pt" style:font-size-complex="14pt" loext:padding="0cm" loext:border="none"/>
    </style:style>
    <style:style style:name="P52" style:family="paragraph" style:parent-style-name="Heading_20_5">
      <style:paragraph-properties fo:text-align="justify" style:justify-single-word="false"/>
      <style:text-properties style:font-name="Arial" fo:font-size="14pt" officeooo:rsid="0017acc9" officeooo:paragraph-rsid="0017acc9" style:font-size-asian="14pt" style:font-size-complex="14pt" loext:padding="0cm" loext:border="none"/>
    </style:style>
    <style:style style:name="P53" style:family="paragraph" style:parent-style-name="Heading_20_5">
      <style:text-properties style:font-name="Arial" fo:font-size="14pt" style:text-underline-style="solid" style:text-underline-width="auto" style:text-underline-color="font-color" style:font-size-asian="14pt" style:font-size-complex="14pt"/>
    </style:style>
    <style:style style:name="P54"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7acc9" style:font-size-asian="14pt" style:font-size-complex="14pt" loext:padding="0cm" loext:border="none"/>
    </style:style>
    <style:style style:name="P55"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206a3e" style:font-size-asian="14pt" style:font-size-complex="14pt" loext:padding="0cm" loext:border="none"/>
    </style:style>
    <style:style style:name="P56"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f4f9c" style:font-size-asian="14pt" style:font-size-complex="14pt" loext:padding="0cm" loext:border="none"/>
    </style:style>
    <style:style style:name="P57"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d5bc4" style:font-size-asian="14pt" style:font-size-complex="14pt" loext:padding="0cm" loext:border="none"/>
    </style:style>
    <style:style style:name="P58"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aca83" style:font-size-asian="14pt" style:font-size-complex="14pt" loext:padding="0cm" loext:border="none"/>
    </style:style>
    <style:style style:name="P59"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c052e" style:font-size-asian="14pt" style:font-size-complex="14pt" loext:padding="0cm" loext:border="none"/>
    </style:style>
    <style:style style:name="P60"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223363" style:font-size-asian="14pt" style:font-size-complex="14pt" loext:padding="0cm" loext:border="none"/>
    </style:style>
    <style:style style:name="P61"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7acc9" style:font-size-asian="14pt" style:font-size-complex="14pt"/>
    </style:style>
    <style:style style:name="P62"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paragraph-rsid="001f4f9c" style:font-size-asian="14pt" style:font-size-complex="14pt"/>
    </style:style>
    <style:style style:name="P63"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paragraph-rsid="001aca83" style:font-size-asian="14pt" style:font-size-complex="14pt"/>
    </style:style>
    <style:style style:name="P64" style:family="paragraph" style:parent-style-name="Heading_20_5">
      <style:paragraph-properties fo:text-align="justify" style:justify-single-word="false"/>
      <style:text-properties style:font-name="Arial" fo:font-size="14pt" style:text-underline-style="solid" style:text-underline-width="auto" style:text-underline-color="font-color" fo:font-weight="bold" officeooo:rsid="0017acc9" officeooo:paragraph-rsid="00206a3e" style:font-size-asian="14pt" style:font-weight-asian="bold" style:font-size-complex="14pt" style:font-weight-complex="bold" loext:padding="0cm" loext:border="none"/>
    </style:style>
    <style:style style:name="P65" style:family="paragraph" style:parent-style-name="Heading_20_5">
      <style:paragraph-properties fo:text-align="justify" style:justify-single-word="false"/>
      <style:text-properties style:font-name="Arial" style:text-underline-style="solid" style:text-underline-width="auto" style:text-underline-color="font-color" officeooo:paragraph-rsid="001e7a03"/>
    </style:style>
    <style:style style:name="P66" style:family="paragraph" style:parent-style-name="Heading_20_5">
      <style:paragraph-properties fo:text-align="justify" style:justify-single-word="false"/>
      <style:text-properties style:font-name="Arial" officeooo:rsid="0017acc9" officeooo:paragraph-rsid="00206a3e" loext:padding="0cm" loext:border="none"/>
    </style:style>
    <style:style style:name="P67" style:family="paragraph" style:parent-style-name="Standard">
      <style:paragraph-properties fo:text-align="justify" style:justify-single-word="false"/>
      <style:text-properties style:font-name="Arial" fo:font-weight="bold" officeooo:rsid="00136cc8" officeooo:paragraph-rsid="001f9941" style:font-weight-asian="bold" style:font-weight-complex="bold" loext:padding="0cm" loext:border="none"/>
    </style:style>
    <style:style style:name="P68" style:family="paragraph" style:parent-style-name="Standard">
      <style:paragraph-properties fo:text-align="center" style:justify-single-word="false"/>
      <style:text-properties style:font-name="Arial" fo:font-weight="bold" officeooo:rsid="00136cc8" officeooo:paragraph-rsid="0014e2d0" style:font-weight-asian="bold" style:font-weight-complex="bold" loext:padding="0cm" loext:border="none"/>
    </style:style>
    <style:style style:name="P69" style:family="paragraph" style:parent-style-name="Standard">
      <style:paragraph-properties fo:text-align="justify" style:justify-single-word="false"/>
      <style:text-properties style:font-name="Arial" fo:font-weight="bold" officeooo:rsid="001008fc" officeooo:paragraph-rsid="0017acc9" style:font-weight-asian="bold" style:font-weight-complex="bold"/>
    </style:style>
    <style:style style:name="P70" style:family="paragraph" style:parent-style-name="Standard">
      <style:paragraph-properties fo:text-align="justify" style:justify-single-word="false"/>
      <style:text-properties style:font-name="Arial" officeooo:rsid="000dd594" officeooo:paragraph-rsid="000dd594"/>
    </style:style>
    <style:style style:name="P71" style:family="paragraph" style:parent-style-name="Standard">
      <style:text-properties style:font-name="Arial" officeooo:rsid="000dd594" officeooo:paragraph-rsid="000dd594"/>
    </style:style>
    <style:style style:name="P72" style:family="paragraph" style:parent-style-name="Standard">
      <style:paragraph-properties fo:text-align="justify" style:justify-single-word="false"/>
      <style:text-properties style:font-name="Arial" officeooo:rsid="00111a14" officeooo:paragraph-rsid="001d5bc4"/>
    </style:style>
    <style:style style:name="P73" style:family="paragraph" style:parent-style-name="Standard">
      <style:paragraph-properties fo:text-align="justify" style:justify-single-word="false"/>
      <style:text-properties style:font-name="Arial" officeooo:rsid="00111a14" officeooo:paragraph-rsid="001e7a03"/>
    </style:style>
    <style:style style:name="P74" style:family="paragraph" style:parent-style-name="Standard">
      <style:paragraph-properties fo:text-align="justify" style:justify-single-word="false"/>
      <style:text-properties style:font-name="Arial" officeooo:rsid="00111a14" officeooo:paragraph-rsid="0026b207"/>
    </style:style>
    <style:style style:name="P75" style:family="paragraph" style:parent-style-name="Standard">
      <style:paragraph-properties fo:text-align="justify" style:justify-single-word="false"/>
      <style:text-properties style:font-name="Arial" fo:font-style="italic" style:text-underline-style="solid" style:text-underline-width="auto" style:text-underline-color="font-color" fo:font-weight="normal" officeooo:rsid="00111a14" officeooo:paragraph-rsid="001f4f9c"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style:font-name="Arial" fo:font-style="italic" style:text-underline-style="solid" style:text-underline-width="auto" style:text-underline-color="font-color" fo:font-weight="normal" officeooo:rsid="001f4f9c" officeooo:paragraph-rsid="001f4f9c" style:font-style-asian="italic" style:font-weight-asian="normal" style:font-style-complex="italic" style:font-weight-complex="normal"/>
    </style:style>
    <style:style style:name="P77" style:family="paragraph" style:parent-style-name="Standard">
      <style:paragraph-properties fo:text-align="justify" style:justify-single-word="false"/>
      <style:text-properties style:font-name="Arial" fo:font-style="italic" style:text-underline-style="solid" style:text-underline-width="auto" style:text-underline-color="font-color" officeooo:rsid="00111a14" officeooo:paragraph-rsid="001c052e" style:font-style-asian="italic" style:font-style-complex="italic" loext:padding="0cm" loext:border="none"/>
    </style:style>
    <style:style style:name="P78" style:family="paragraph" style:parent-style-name="Standard">
      <style:paragraph-properties fo:text-align="justify" style:justify-single-word="false"/>
      <style:text-properties style:font-name="Arial" fo:font-weight="normal" officeooo:rsid="00111a14" officeooo:paragraph-rsid="00111a14" style:font-weight-asian="normal" style:font-weight-complex="normal" loext:padding="0cm" loext:border="none"/>
    </style:style>
    <style:style style:name="P79" style:family="paragraph" style:parent-style-name="Standard">
      <style:paragraph-properties fo:text-align="justify" style:justify-single-word="false"/>
      <style:text-properties style:font-name="Arial" officeooo:rsid="001008fc" officeooo:paragraph-rsid="0017acc9"/>
    </style:style>
    <style:style style:name="P80" style:family="paragraph" style:parent-style-name="Standard">
      <style:text-properties style:font-name="Arial" officeooo:rsid="001008fc" officeooo:paragraph-rsid="001008fc"/>
    </style:style>
    <style:style style:name="P81" style:family="paragraph" style:parent-style-name="Standard">
      <style:text-properties style:font-name="Arial" fo:font-size="12pt" officeooo:rsid="001008fc" officeooo:paragraph-rsid="001008fc" style:font-size-asian="12pt" style:font-size-complex="12pt"/>
    </style:style>
    <style:style style:name="P82" style:family="paragraph" style:parent-style-name="Standard">
      <style:paragraph-properties fo:text-align="justify" style:justify-single-word="false"/>
      <style:text-properties style:font-name="Arial" officeooo:paragraph-rsid="001e7a03"/>
    </style:style>
    <style:style style:name="P83" style:family="paragraph" style:parent-style-name="Standard">
      <style:paragraph-properties fo:text-align="justify" style:justify-single-word="false"/>
      <style:text-properties style:font-name="Arial" officeooo:paragraph-rsid="0013f929"/>
    </style:style>
    <style:style style:name="P84" style:family="paragraph" style:parent-style-name="Standard">
      <style:paragraph-properties fo:text-align="justify" style:justify-single-word="false"/>
      <style:text-properties style:font-name="Arial" officeooo:rsid="00136cc8" officeooo:paragraph-rsid="00136cc8" loext:padding="0cm" loext:border="none"/>
    </style:style>
    <style:style style:name="P85" style:family="paragraph" style:parent-style-name="Standard">
      <style:paragraph-properties fo:text-align="justify" style:justify-single-word="false"/>
      <style:text-properties style:font-name="Arial" officeooo:rsid="00136cc8" officeooo:paragraph-rsid="001f4f9c" loext:padding="0cm" loext:border="none"/>
    </style:style>
    <style:style style:name="P86" style:family="paragraph" style:parent-style-name="Standard">
      <style:paragraph-properties fo:text-align="justify" style:justify-single-word="false"/>
      <style:text-properties style:font-name="Arial" officeooo:rsid="0014e2d0" officeooo:paragraph-rsid="0014e2d0" loext:padding="0cm" loext:border="none"/>
    </style:style>
    <style:style style:name="P87" style:family="paragraph" style:parent-style-name="Standard">
      <style:text-properties style:font-name="Arial" officeooo:paragraph-rsid="0014e2d0"/>
    </style:style>
    <style:style style:name="P88" style:family="paragraph" style:parent-style-name="Standard">
      <style:text-properties style:font-name="Arial" officeooo:paragraph-rsid="00223363"/>
    </style:style>
    <style:style style:name="P89" style:family="paragraph" style:parent-style-name="Text_20_body">
      <style:paragraph-properties fo:margin-top="0cm" fo:margin-bottom="0cm" loext:contextual-spacing="false"/>
      <style:text-properties style:font-name="Arial" officeooo:paragraph-rsid="002ccc9a"/>
    </style:style>
    <style:style style:name="P90" style:family="paragraph" style:parent-style-name="Heading_20_5">
      <style:paragraph-properties fo:text-align="justify" style:justify-single-word="false"/>
      <style:text-properties style:font-name="Arial" fo:font-size="14pt" officeooo:rsid="0017acc9" officeooo:paragraph-rsid="001aca83" style:font-size-asian="14pt" style:font-size-complex="14pt" loext:padding="0cm" loext:border="none"/>
    </style:style>
    <style:style style:name="P91" style:family="paragraph" style:parent-style-name="Heading_20_5">
      <style:paragraph-properties fo:text-align="justify" style:justify-single-word="false"/>
      <style:text-properties style:font-name="Arial" fo:font-size="14pt" style:text-underline-style="solid" style:text-underline-width="auto" style:text-underline-color="font-color" officeooo:rsid="0017acc9" officeooo:paragraph-rsid="0017acc9" style:font-size-asian="14pt" style:font-size-complex="14pt" loext:padding="0cm" loext:border="none"/>
    </style:style>
    <style:style style:name="P92" style:family="paragraph" style:parent-style-name="Preformatted_20_Text" style:list-style-name="L14">
      <style:paragraph-properties fo:text-align="justify" style:justify-single-word="false"/>
      <style:text-properties officeooo:paragraph-rsid="00309aee"/>
    </style:style>
    <style:style style:name="P93" style:family="paragraph" style:parent-style-name="Preformatted_20_Text" style:list-style-name="L14">
      <style:paragraph-properties fo:text-align="justify" style:justify-single-word="false"/>
      <style:text-properties style:font-name="Arial" fo:font-size="12pt" fo:font-weight="normal" officeooo:rsid="00299b3e" officeooo:paragraph-rsid="00309aee" style:font-size-asian="12pt" style:font-weight-asian="normal" style:font-size-complex="12pt" style:font-weight-complex="normal"/>
    </style:style>
    <style:style style:name="P94" style:family="paragraph" style:parent-style-name="Standard">
      <style:text-properties style:font-name="Arial"/>
    </style:style>
    <style:style style:name="P95" style:family="paragraph" style:parent-style-name="Standard">
      <style:paragraph-properties fo:text-align="justify" style:justify-single-word="false"/>
      <style:text-properties style:font-name="Arial" fo:font-weight="bold" officeooo:rsid="00111a14" officeooo:paragraph-rsid="001f4f9c" style:font-weight-asian="bold" style:font-weight-complex="bold"/>
    </style:style>
    <style:style style:name="P96" style:family="paragraph" style:parent-style-name="Standard" style:list-style-name="L3">
      <style:paragraph-properties fo:text-align="justify" style:justify-single-word="false"/>
      <style:text-properties style:font-name="Arial" fo:font-weight="normal" officeooo:rsid="00111a14" officeooo:paragraph-rsid="001f4f9c" style:font-weight-asian="normal" style:font-weight-complex="normal"/>
    </style:style>
    <style:style style:name="P97" style:family="paragraph" style:parent-style-name="Standard" style:list-style-name="L3">
      <style:paragraph-properties fo:text-align="justify" style:justify-single-word="false"/>
      <style:text-properties style:font-name="Arial" fo:font-weight="normal" officeooo:rsid="001f4f9c" officeooo:paragraph-rsid="001f4f9c" style:font-weight-asian="normal" style:font-weight-complex="normal"/>
    </style:style>
    <style:style style:name="P98" style:family="paragraph" style:parent-style-name="Standard" style:list-style-name="L4">
      <style:paragraph-properties fo:text-align="justify" style:justify-single-word="false"/>
      <style:text-properties style:font-name="Arial" fo:font-weight="normal" officeooo:rsid="001f4f9c" officeooo:paragraph-rsid="001f4f9c" style:font-weight-asian="normal" style:font-weight-complex="normal"/>
    </style:style>
    <style:style style:name="P99" style:family="paragraph" style:parent-style-name="Standard" style:list-style-name="L5">
      <style:text-properties style:font-name="Arial" officeooo:rsid="001008fc" officeooo:paragraph-rsid="001008fc"/>
    </style:style>
    <style:style style:name="P100" style:family="paragraph" style:parent-style-name="Standard" style:list-style-name="L5">
      <style:text-properties style:font-name="Arial" fo:font-size="12pt" officeooo:rsid="001008fc" officeooo:paragraph-rsid="001008fc" style:font-size-asian="12pt" style:font-size-complex="12pt"/>
    </style:style>
    <style:style style:name="P101" style:family="paragraph" style:parent-style-name="Standard">
      <style:text-properties style:font-name="Arial" fo:font-size="12pt" style:text-underline-style="none" officeooo:rsid="00136cc8" officeooo:paragraph-rsid="0014e2d0" style:font-size-asian="12pt" style:font-size-complex="12pt" loext:padding="0cm" loext:border="none"/>
    </style:style>
    <style:style style:name="P102" style:family="paragraph" style:parent-style-name="Standard" style:list-style-name="L6">
      <style:paragraph-properties fo:text-align="justify" style:justify-single-word="false"/>
      <style:text-properties style:font-name="Arial" officeooo:rsid="00111a14" officeooo:paragraph-rsid="001e7a03"/>
    </style:style>
    <style:style style:name="P103" style:family="paragraph" style:parent-style-name="Standard">
      <style:paragraph-properties fo:text-align="justify" style:justify-single-word="false"/>
      <style:text-properties style:font-name="Arial" officeooo:rsid="00111a14" officeooo:paragraph-rsid="001d5bc4"/>
    </style:style>
    <style:style style:name="P104" style:family="paragraph" style:parent-style-name="Standard">
      <style:text-properties style:font-name="Arial" officeooo:rsid="00111a14" officeooo:paragraph-rsid="00111a14" loext:padding="0cm" loext:border="none"/>
    </style:style>
    <style:style style:name="P105" style:family="paragraph" style:parent-style-name="Standard">
      <style:paragraph-properties fo:text-align="justify" style:justify-single-word="false"/>
      <style:text-properties style:font-name="Arial" officeooo:rsid="00111a14" officeooo:paragraph-rsid="0026b207" loext:padding="0cm" loext:border="none"/>
    </style:style>
    <style:style style:name="P106" style:family="paragraph" style:parent-style-name="Standard" style:list-style-name="L9">
      <style:paragraph-properties fo:text-align="justify" style:justify-single-word="false"/>
      <style:text-properties style:font-name="Arial" officeooo:rsid="00111a14" officeooo:paragraph-rsid="001c052e" loext:padding="0cm" loext:border="none"/>
    </style:style>
    <style:style style:name="P107" style:family="paragraph" style:parent-style-name="Standard" style:list-style-name="L8">
      <style:text-properties style:font-name="Arial" officeooo:rsid="00111a14" officeooo:paragraph-rsid="001aca83" loext:padding="0cm" loext:border="none"/>
    </style:style>
    <style:style style:name="P108" style:family="paragraph" style:parent-style-name="Standard" style:list-style-name="L7">
      <style:paragraph-properties fo:text-align="justify" style:justify-single-word="false"/>
      <style:text-properties style:font-name="Arial" officeooo:paragraph-rsid="001e7a03"/>
    </style:style>
    <style:style style:name="P109" style:family="paragraph" style:parent-style-name="Standard" style:list-style-name="L9">
      <style:paragraph-properties fo:text-align="justify" style:justify-single-word="false"/>
      <style:text-properties style:font-name="Arial" officeooo:paragraph-rsid="001c052e"/>
    </style:style>
    <style:style style:name="P110" style:family="paragraph" style:parent-style-name="Standard" style:list-style-name="L11">
      <style:paragraph-properties fo:text-align="justify" style:justify-single-word="false"/>
      <style:text-properties style:font-name="Arial" officeooo:rsid="00136cc8" officeooo:paragraph-rsid="001f4f9c" loext:padding="0cm" loext:border="none"/>
    </style:style>
    <style:style style:name="P111" style:family="paragraph" style:parent-style-name="Standard">
      <style:paragraph-properties fo:text-align="justify" style:justify-single-word="false"/>
      <style:text-properties style:font-name="Arial" officeooo:rsid="00136cc8" officeooo:paragraph-rsid="001f4f9c" loext:padding="0cm" loext:border="none"/>
    </style:style>
    <style:style style:name="P112" style:family="paragraph" style:parent-style-name="Standard">
      <style:paragraph-properties fo:text-align="justify" style:justify-single-word="false"/>
      <style:text-properties style:font-name="Arial" officeooo:rsid="00136cc8" officeooo:paragraph-rsid="00136cc8" loext:padding="0cm" loext:border="none"/>
    </style:style>
    <style:style style:name="P113" style:family="paragraph" style:parent-style-name="Standard">
      <style:text-properties style:font-name="Arial" officeooo:rsid="00136cc8" officeooo:paragraph-rsid="00136cc8" loext:padding="0cm" loext:border="none"/>
    </style:style>
    <style:style style:name="P114" style:family="paragraph" style:parent-style-name="Standard">
      <style:paragraph-properties fo:text-align="justify" style:justify-single-word="false"/>
      <style:text-properties style:font-name="Arial" officeooo:rsid="0013f929" officeooo:paragraph-rsid="0013f929" loext:padding="0cm" loext:border="none"/>
    </style:style>
    <style:style style:name="P115" style:family="paragraph" style:parent-style-name="Standard">
      <style:text-properties style:font-name="Arial" officeooo:rsid="0014e2d0" officeooo:paragraph-rsid="0014e2d0" loext:padding="0cm" loext:border="none"/>
    </style:style>
    <style:style style:name="P116" style:family="paragraph" style:parent-style-name="Standard">
      <style:paragraph-properties fo:text-align="justify" style:justify-single-word="false"/>
      <style:text-properties style:font-name="Arial" officeooo:rsid="000dd594" officeooo:paragraph-rsid="000dd594"/>
    </style:style>
    <style:style style:name="P117" style:family="paragraph" style:parent-style-name="Table_20_Contents">
      <style:paragraph-properties fo:text-align="center" style:justify-single-word="false"/>
      <style:text-properties style:font-name="Arial" officeooo:rsid="0026b207" officeooo:paragraph-rsid="003797a9"/>
    </style:style>
    <style:style style:name="P118" style:family="paragraph" style:parent-style-name="Table_20_Contents">
      <style:paragraph-properties fo:text-align="justify" style:justify-single-word="false"/>
      <style:text-properties officeooo:paragraph-rsid="0026b207"/>
    </style:style>
    <style:style style:name="P119" style:family="paragraph" style:parent-style-name="Table_20_Contents">
      <style:paragraph-properties fo:text-align="center" style:justify-single-word="false"/>
      <style:text-properties officeooo:paragraph-rsid="0026b207"/>
    </style:style>
    <style:style style:name="P120" style:family="paragraph" style:parent-style-name="Text_20_body">
      <style:text-properties style:font-name="Arial"/>
    </style:style>
    <style:style style:name="P121" style:family="paragraph" style:parent-style-name="Text_20_body">
      <style:paragraph-properties fo:text-align="center" style:justify-single-word="false"/>
      <style:text-properties style:font-name="Arial" officeooo:rsid="001975db" officeooo:paragraph-rsid="00366770" loext:padding="0cm" loext:border="none"/>
    </style:style>
    <style:style style:name="P122" style:family="paragraph" style:parent-style-name="Text_20_body">
      <style:text-properties style:font-name="Arial" officeooo:rsid="001975db" officeooo:paragraph-rsid="001975db"/>
    </style:style>
    <style:style style:name="P123" style:family="paragraph" style:parent-style-name="Text_20_body">
      <style:paragraph-properties fo:text-align="justify" style:justify-single-word="false"/>
      <style:text-properties style:font-name="Arial"/>
    </style:style>
    <style:style style:name="P124" style:family="paragraph" style:parent-style-name="Text_20_body" style:list-style-name="L1">
      <style:paragraph-properties fo:text-align="justify" style:justify-single-word="false"/>
      <style:text-properties style:font-name="Arial" officeooo:paragraph-rsid="001aca83"/>
    </style:style>
    <style:style style:name="P125" style:family="paragraph" style:parent-style-name="Text_20_body" style:list-style-name="L1">
      <style:paragraph-properties fo:text-align="justify" style:justify-single-word="false"/>
      <style:text-properties style:font-name="Arial" officeooo:paragraph-rsid="00206a3e"/>
    </style:style>
    <style:style style:name="P126" style:family="paragraph" style:parent-style-name="Text_20_body" style:list-style-name="L10">
      <style:paragraph-properties fo:text-align="justify" style:justify-single-word="false"/>
      <style:text-properties style:font-name="Arial" officeooo:paragraph-rsid="001c052e"/>
    </style:style>
    <style:style style:name="P127" style:family="paragraph" style:parent-style-name="Text_20_body">
      <style:paragraph-properties fo:text-align="justify" style:justify-single-word="false"/>
      <style:text-properties style:font-name="Arial" officeooo:paragraph-rsid="003797a9"/>
    </style:style>
    <style:style style:name="P128" style:family="paragraph" style:parent-style-name="Text_20_body" style:list-style-name="L1">
      <style:paragraph-properties fo:text-align="justify" style:justify-single-word="false"/>
      <style:text-properties style:font-name="Arial" officeooo:paragraph-rsid="001aca83" loext:padding="0cm" loext:border="none"/>
    </style:style>
    <style:style style:name="P129" style:family="paragraph" style:parent-style-name="Text_20_body" style:list-style-name="L2">
      <style:paragraph-properties fo:text-align="justify" style:justify-single-word="false"/>
      <style:text-properties style:font-name="Arial" fo:font-size="12pt" officeooo:rsid="0017acc9" officeooo:paragraph-rsid="001f4f9c" style:font-size-asian="12pt" style:font-size-complex="12pt" loext:padding="0cm" loext:border="none"/>
    </style:style>
    <style:style style:name="P130" style:family="paragraph" style:parent-style-name="Text_20_body" style:list-style-name="L13">
      <style:text-properties style:font-name="Arial" fo:font-size="12pt" officeooo:paragraph-rsid="002348af" style:font-size-asian="12pt" style:font-size-complex="12pt" loext:padding="0cm" loext:border="none"/>
    </style:style>
    <style:style style:name="P131" style:family="paragraph" style:parent-style-name="Text_20_body">
      <style:text-properties style:font-name="Arial" fo:font-size="12pt" officeooo:rsid="00244e78" officeooo:paragraph-rsid="00244e78" style:font-size-asian="12pt" style:font-size-complex="12pt" loext:padding="0cm" loext:border="none"/>
    </style:style>
    <style:style style:name="P132" style:family="paragraph" style:parent-style-name="Text_20_body" style:list-style-name="L10">
      <style:paragraph-properties fo:text-align="justify" style:justify-single-word="false"/>
      <style:text-properties style:font-name="Arial" fo:font-size="14pt" officeooo:rsid="0017acc9" officeooo:paragraph-rsid="001c052e" style:font-size-asian="14pt" style:font-size-complex="14pt" loext:padding="0cm" loext:border="none"/>
    </style:style>
    <style:style style:name="P133" style:family="paragraph" style:parent-style-name="Text_20_body">
      <style:paragraph-properties fo:text-align="justify" style:justify-single-word="false"/>
      <style:text-properties style:font-name="Arial" fo:font-size="14pt" officeooo:rsid="0017acc9" officeooo:paragraph-rsid="001c052e" style:font-size-asian="14pt" style:font-size-complex="14pt" loext:padding="0cm" loext:border="none"/>
    </style:style>
    <style:style style:name="P134" style:family="paragraph" style:parent-style-name="Text_20_body">
      <style:paragraph-properties fo:text-align="justify" style:justify-single-word="false"/>
      <style:text-properties style:font-name="Arial" officeooo:rsid="00136cc8" officeooo:paragraph-rsid="00299b3e" fo:background-color="#4285f4" loext:padding="0cm" loext:border="none"/>
    </style:style>
    <style:style style:name="P135" style:family="paragraph" style:parent-style-name="Text_20_body">
      <style:paragraph-properties fo:text-align="start" style:justify-single-word="false"/>
      <style:text-properties style:font-name="Arial" officeooo:rsid="00366770" officeooo:paragraph-rsid="00366770" loext:padding="0cm" loext:border="none"/>
    </style:style>
    <style:style style:name="P136" style:family="paragraph" style:parent-style-name="Text_20_body">
      <style:paragraph-properties fo:text-align="center" style:justify-single-word="false"/>
      <style:text-properties style:font-name="Arial" fo:font-size="44pt" fo:font-weight="bold" officeooo:rsid="00366770" officeooo:paragraph-rsid="00366770" style:font-size-asian="44pt" style:font-weight-asian="bold" style:font-size-complex="44pt" style:font-weight-complex="bold"/>
    </style:style>
    <style:style style:name="P137" style:family="paragraph" style:parent-style-name="Text_20_body" style:list-style-name="L14">
      <style:paragraph-properties fo:text-align="justify" style:justify-single-word="false"/>
      <style:text-properties officeooo:paragraph-rsid="002f8602"/>
    </style:style>
    <style:style style:name="P138" style:family="paragraph" style:parent-style-name="Text_20_body" style:list-style-name="L12">
      <style:paragraph-properties fo:margin-left="0cm" fo:margin-right="0cm" fo:text-indent="0cm" style:auto-text-indent="false"/>
      <style:text-properties style:font-name="Arial"/>
    </style:style>
    <style:style style:name="P139" style:family="paragraph" style:parent-style-name="Text_20_body">
      <style:paragraph-properties fo:margin-top="0cm" fo:margin-bottom="0cm" loext:contextual-spacing="false"/>
      <style:text-properties style:font-name="Arial" officeooo:paragraph-rsid="0017acc9" fo:background-color="#4285f4" loext:padding="0cm" loext:border="none"/>
    </style:style>
    <style:style style:name="P140" style:family="paragraph" style:parent-style-name="Text_20_body">
      <style:paragraph-properties fo:margin-top="0cm" fo:margin-bottom="0cm" loext:contextual-spacing="false"/>
      <style:text-properties style:font-name="Arial" officeooo:rsid="00136cc8" officeooo:paragraph-rsid="0017acc9" fo:background-color="#4285f4" loext:padding="0cm" loext:border="none"/>
    </style:style>
    <style:style style:name="P141" style:family="paragraph" style:parent-style-name="Text_20_body">
      <style:paragraph-properties fo:margin-top="0cm" fo:margin-bottom="0cm" loext:contextual-spacing="false"/>
      <style:text-properties style:font-name="Arial" officeooo:rsid="00136cc8" officeooo:paragraph-rsid="0017acc9" loext:padding="0cm" loext:border="none"/>
    </style:style>
    <style:style style:name="P142" style:family="paragraph">
      <style:paragraph-properties fo:text-align="center"/>
      <style:text-properties fo:font-size="12pt"/>
    </style:style>
    <style:style style:name="P143" style:family="paragraph">
      <loext:graphic-properties draw:fill="solid" draw:fill-color="#ffffff"/>
      <style:paragraph-properties fo:text-align="center"/>
      <style:text-properties fo:font-size="12pt"/>
    </style:style>
    <style:style style:name="P144" style:family="paragraph">
      <style:paragraph-properties fo:text-align="center" style:writing-mode="lr-tb"/>
      <style:text-properties fo:font-size="12pt"/>
    </style:style>
    <style:style style:name="P145" style:family="paragraph">
      <loext:graphic-properties draw:fill="solid" draw:fill-color="#ffffff"/>
      <style:paragraph-properties fo:text-align="center" style:writing-mode="lr-tb"/>
      <style:text-properties fo:font-size="12pt"/>
    </style:style>
    <style:style style:name="T1" style:family="text">
      <style:text-properties loext:padding="0cm" loext:border="none"/>
    </style:style>
    <style:style style:name="T2" style:family="text">
      <style:text-properties officeooo:rsid="0013f929"/>
    </style:style>
    <style:style style:name="T3" style:family="text">
      <style:text-properties officeooo:rsid="0013f929" loext:padding="0cm" loext:border="none"/>
    </style:style>
    <style:style style:name="T4" style:family="text">
      <style:text-properties officeooo:rsid="0013f929" fo:background-color="#ffffff" loext:char-shading-value="0" loext:padding="0cm" loext:border="none"/>
    </style:style>
    <style:style style:name="T5" style:family="text">
      <style:text-properties officeooo:rsid="00136cc8"/>
    </style:style>
    <style:style style:name="T6" style:family="text">
      <style:text-properties officeooo:rsid="00136cc8" loext:padding="0cm" loext:border="none"/>
    </style:style>
    <style:style style:name="T7" style:family="text">
      <style:text-properties fo:font-weight="bold" style:font-weight-asian="bold" style:font-weight-complex="bold"/>
    </style:style>
    <style:style style:name="T8" style:family="text">
      <style:text-properties fo:font-weight="bold" style:font-weight-asian="bold" style:font-weight-complex="bold" loext:padding="0cm" loext:border="none"/>
    </style:style>
    <style:style style:name="T9" style:family="text">
      <style:text-properties fo:font-weight="bold" officeooo:rsid="001c052e" style:font-weight-asian="bold" style:font-weight-complex="bold"/>
    </style:style>
    <style:style style:name="T10" style:family="text">
      <style:text-properties fo:font-weight="bold" officeooo:rsid="00223363" style:font-weight-asian="bold" style:font-weight-complex="bold"/>
    </style:style>
    <style:style style:name="T11" style:family="text">
      <style:text-properties officeooo:rsid="00198393" loext:padding="0cm" loext:border="none"/>
    </style:style>
    <style:style style:name="T12" style:family="text">
      <style:text-properties officeooo:rsid="001aca83"/>
    </style:style>
    <style:style style:name="T13" style:family="text">
      <style:text-properties officeooo:rsid="001aca83" loext:padding="0cm" loext:border="none"/>
    </style:style>
    <style:style style:name="T14" style:family="text">
      <style:text-properties fo:font-size="14pt" style:text-underline-style="solid" style:text-underline-width="auto" style:text-underline-color="font-color" style:font-size-asian="14pt" style:font-size-complex="14pt"/>
    </style:style>
    <style:style style:name="T15" style:family="text">
      <style:text-properties fo:font-size="14pt" style:text-underline-style="solid" style:text-underline-width="auto" style:text-underline-color="font-color" officeooo:rsid="001f4f9c" style:font-size-asian="14pt" style:font-size-complex="14pt" loext:padding="0cm" loext:border="none"/>
    </style:style>
    <style:style style:name="T16" style:family="text">
      <style:text-properties fo:font-size="14pt" style:text-underline-style="solid" style:text-underline-width="auto" style:text-underline-color="font-color" officeooo:rsid="00111a14" style:font-size-asian="14pt" style:font-size-complex="14pt" loext:padding="0cm" loext:border="none"/>
    </style:style>
    <style:style style:name="T17" style:family="text">
      <style:text-properties fo:font-size="14pt" style:text-underline-style="solid" style:text-underline-width="auto" style:text-underline-color="font-color" officeooo:rsid="001d5bc4" style:font-size-asian="14pt" style:font-size-complex="14pt" loext:padding="0cm" loext:border="none"/>
    </style:style>
    <style:style style:name="T18" style:family="text">
      <style:text-properties fo:font-size="14pt" style:text-underline-style="solid" style:text-underline-width="auto" style:text-underline-color="font-color" officeooo:rsid="001aca83" style:font-size-asian="14pt" style:font-size-complex="14pt"/>
    </style:style>
    <style:style style:name="T19" style:family="text">
      <style:text-properties fo:font-size="14pt" style:text-underline-style="solid" style:text-underline-width="auto" style:text-underline-color="font-color" officeooo:rsid="00206a3e" style:font-size-asian="14pt" style:font-size-complex="14pt"/>
    </style:style>
    <style:style style:name="T20" style:family="text">
      <style:text-properties fo:font-size="14pt" officeooo:rsid="00136cc8" style:font-size-asian="14pt" style:font-size-complex="14pt" loext:padding="0cm" loext:border="none"/>
    </style:style>
    <style:style style:name="T21" style:family="text">
      <style:text-properties fo:font-size="14pt" officeooo:rsid="0017acc9" style:font-size-asian="14pt" style:font-size-complex="14pt" loext:padding="0cm" loext:border="none"/>
    </style:style>
    <style:style style:name="T22" style:family="text">
      <style:text-properties fo:font-size="14pt" fo:font-weight="bold" officeooo:rsid="0017acc9" style:font-size-asian="14pt" style:font-weight-asian="bold" style:font-size-complex="14pt" style:font-weight-complex="bold" loext:padding="0cm" loext:border="none"/>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111a14"/>
    </style:style>
    <style:style style:name="T25" style:family="text">
      <style:text-properties officeooo:rsid="00111a14" loext:padding="0cm" loext:border="none"/>
    </style:style>
    <style:style style:name="T26" style:family="text">
      <style:text-properties fo:font-style="italic" style:text-underline-style="solid" style:text-underline-width="auto" style:text-underline-color="font-color" style:font-style-asian="italic" style:font-style-complex="italic" loext:padding="0cm" loext:border="none"/>
    </style:style>
    <style:style style:name="T27" style:family="text">
      <style:text-properties officeooo:rsid="001c052e"/>
    </style:style>
    <style:style style:name="T28" style:family="text">
      <style:text-properties officeooo:rsid="001c052e" loext:padding="0cm" loext:border="none"/>
    </style:style>
    <style:style style:name="T29" style:family="text">
      <style:text-properties fo:font-size="12pt" officeooo:rsid="0017acc9" style:font-size-asian="12pt" style:font-size-complex="12pt"/>
    </style:style>
    <style:style style:name="T30" style:family="text">
      <style:text-properties fo:font-size="12pt" officeooo:rsid="0017acc9" style:font-size-asian="12pt" style:font-size-complex="12pt" loext:padding="0cm" loext:border="none"/>
    </style:style>
    <style:style style:name="T31" style:family="text">
      <style:text-properties fo:font-size="12pt" officeooo:rsid="001aca83" style:font-size-asian="12pt" style:font-size-complex="12pt"/>
    </style:style>
    <style:style style:name="T32" style:family="text">
      <style:text-properties fo:font-size="12pt" officeooo:rsid="00206a3e" style:font-size-asian="12pt" style:font-size-complex="12pt" loext:padding="0cm" loext:border="none"/>
    </style:style>
    <style:style style:name="T33" style:family="text">
      <style:text-properties fo:font-size="12pt" officeooo:rsid="0026b207" style:font-size-asian="12pt" style:font-size-complex="12pt" loext:padding="0cm" loext:border="none"/>
    </style:style>
    <style:style style:name="T34" style:family="text">
      <style:text-properties fo:font-size="12pt" fo:font-style="normal" fo:font-weight="normal" officeooo:rsid="001975db" style:font-size-asian="12pt" style:font-style-asian="normal" style:font-weight-asian="normal" style:font-size-complex="12pt" style:font-style-complex="normal" style:font-weight-complex="normal" loext:padding="0cm" loext:border="none"/>
    </style:style>
    <style:style style:name="T35" style:family="text">
      <style:text-properties fo:font-size="12pt" style:text-underline-style="none" officeooo:rsid="0017acc9" style:font-size-asian="12pt" style:font-size-complex="12pt" loext:padding="0cm" loext:border="none"/>
    </style:style>
    <style:style style:name="T36" style:family="text">
      <style:text-properties fo:font-size="12pt" style:text-underline-style="none" style:font-size-asian="12pt" style:font-size-complex="12pt" loext:padding="0cm" loext:border="none"/>
    </style:style>
    <style:style style:name="T37" style:family="text">
      <style:text-properties fo:font-size="12pt" style:text-underline-style="none" officeooo:rsid="001aca83" style:font-size-asian="12pt" style:font-size-complex="12pt" loext:padding="0cm" loext:border="none"/>
    </style:style>
    <style:style style:name="T38" style:family="text">
      <style:text-properties fo:font-size="12pt" style:text-underline-style="none" officeooo:rsid="00136cc8" style:font-size-asian="12pt" style:font-size-complex="12pt" loext:padding="0cm" loext:border="none"/>
    </style:style>
    <style:style style:name="T39" style:family="text">
      <style:text-properties officeooo:rsid="001d5bc4"/>
    </style:style>
    <style:style style:name="T40" style:family="text">
      <style:text-properties officeooo:rsid="001d5bc4" loext:padding="0cm" loext:border="none"/>
    </style:style>
    <style:style style:name="T41" style:family="text">
      <style:text-properties officeooo:rsid="001f4f9c"/>
    </style:style>
    <style:style style:name="T42" style:family="text">
      <style:text-properties officeooo:rsid="0017acc9" loext:padding="0cm" loext:border="none"/>
    </style:style>
    <style:style style:name="T43" style:family="text">
      <style:text-properties officeooo:rsid="00206a3e"/>
    </style:style>
    <style:style style:name="T44" style:family="text">
      <style:text-properties officeooo:rsid="00223363"/>
    </style:style>
    <style:style style:name="T45" style:family="text">
      <style:text-properties officeooo:rsid="002348af"/>
    </style:style>
    <style:style style:name="T46" style:family="text">
      <style:text-properties officeooo:rsid="002ccc9a"/>
    </style:style>
    <style:style style:name="T47" style:family="text">
      <style:text-properties officeooo:rsid="002ccc9a" loext:padding="0cm" loext:border="none"/>
    </style:style>
    <style:style style:name="T48" style:family="text">
      <style:text-properties style:font-name="Arial"/>
    </style:style>
    <style:style style:name="T4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Arial" fo:font-size="12pt" fo:font-style="normal" fo:font-weight="normal" style:font-size-asian="12pt" style:font-style-asian="normal" style:font-weight-asian="normal" style:font-size-complex="12pt" style:font-style-complex="normal" style:font-weight-complex="normal" loext:padding="0cm" loext:border="none"/>
    </style:style>
    <style:style style:name="T51" style:family="text">
      <style:text-properties style:font-name="Arial" fo:font-size="12pt" fo:font-weight="normal" style:font-size-asian="12pt" style:font-weight-asian="normal" style:font-size-complex="12pt" style:font-weight-complex="normal"/>
    </style:style>
    <style:style style:name="T52" style:family="text">
      <style:text-properties style:font-name="Arial" fo:font-size="12pt" fo:font-weight="normal" officeooo:rsid="00299b3e" style:font-size-asian="12pt" style:font-weight-asian="normal" style:font-size-complex="12pt" style:font-weight-complex="normal"/>
    </style:style>
    <style:style style:name="T53" style:family="text">
      <style:text-properties style:font-name="Arial" fo:font-size="12pt" fo:font-weight="normal" officeooo:rsid="00299b3e" style:font-size-asian="12pt" style:font-weight-asian="normal" style:font-size-complex="12pt" style:font-weight-complex="normal" loext:padding="0cm" loext:border="none"/>
    </style:style>
    <style:style style:name="T54" style:family="text">
      <style:text-properties style:font-name="Arial" fo:font-size="12pt" fo:font-weight="normal" officeooo:rsid="002f8602" style:font-size-asian="12pt" style:font-weight-asian="normal" style:font-size-complex="12pt" style:font-weight-complex="normal"/>
    </style:style>
    <style:style style:name="T55" style:family="text">
      <style:text-properties style:font-name="Arial" fo:font-size="12pt" style:font-size-asian="12pt" style:font-size-complex="12pt"/>
    </style:style>
    <style:style style:name="T56" style:family="text">
      <style:text-properties style:font-name="Arial" fo:font-size="12pt" style:font-size-asian="12pt" style:font-size-complex="12pt" loext:padding="0cm" loext:border="none"/>
    </style:style>
    <style:style style:name="T57" style:family="text">
      <style:text-properties style:font-name="Arial" fo:font-size="12pt" officeooo:rsid="002f8602" style:font-size-asian="12pt" style:font-size-complex="12pt"/>
    </style:style>
    <style:style style:name="T58" style:family="text">
      <style:text-properties style:font-name="Arial" fo:font-size="12pt" fo:font-style="italic" style:font-size-asian="12pt" style:font-size-complex="12pt"/>
    </style:style>
    <style:style style:name="T59" style:family="text">
      <style:text-properties style:font-name="Arial" fo:font-weight="normal" style:font-weight-asian="normal" style:font-weight-complex="normal" loext:padding="0cm" loext:border="none"/>
    </style:style>
    <style:style style:name="T60" style:family="text">
      <style:text-properties style:font-name="Arial" officeooo:rsid="00299b3e"/>
    </style:style>
    <style:style style:name="T61" style:family="text">
      <style:text-properties style:font-name="Arial" loext:padding="0cm" loext:border="none"/>
    </style:style>
    <style:style style:name="T62" style:family="text">
      <style:text-properties style:font-name="Arial" officeooo:rsid="002f8602"/>
    </style:style>
    <style:style style:name="T63" style:family="text">
      <style:text-properties style:font-name="Arial" officeooo:rsid="00309aee"/>
    </style:style>
    <style:style style:name="T64" style:family="text">
      <style:text-properties style:font-name="Arial" officeooo:rsid="00366770"/>
    </style:style>
    <style:style style:name="T65" style:family="text">
      <style:text-properties style:font-name="Arial" officeooo:rsid="0026b207"/>
    </style:style>
    <style:style style:name="T66" style:family="text">
      <style:text-properties style:font-name="Arial" fo:font-weight="bold" officeooo:rsid="0026b207" style:font-weight-asian="bold" style:font-weight-complex="bold"/>
    </style:style>
    <style:style style:name="T67" style:family="text">
      <style:text-properties style:font-name="Arial" fo:font-weight="bold" officeooo:rsid="003797a9" style:font-weight-asian="bold" style:font-weight-complex="bold"/>
    </style:style>
    <style:style style:name="T68" style:family="text">
      <style:text-properties style:font-name="Arial" officeooo:rsid="003797a9"/>
    </style:style>
    <style:style style:name="T69" style:family="text">
      <style:text-properties officeooo:rsid="0034995a"/>
    </style:style>
    <style:style style:name="T70" style:family="text">
      <style:text-properties officeooo:rsid="00366770"/>
    </style:style>
    <style:style style:name="T71" style:family="text">
      <style:text-properties officeooo:rsid="003797a9"/>
    </style:style>
    <style:style style:name="T72"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71cm" svg:stroke-color="#000000" draw:marker-start-width="0.455cm" draw:marker-end-width="0.455cm" draw:fill="solid" draw:fill-color="#ffffff" draw:textarea-horizontal-align="justify" draw:textarea-vertical-align="middle" draw:auto-grow-height="false" fo:min-height="0.609cm" fo:min-width="1.166cm" fo:padding-top="0.035cm" fo:padding-bottom="0.035cm" fo:padding-left="0.035cm" fo:padding-right="0.0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71cm" svg:stroke-color="#000000" draw:marker-start-width="0.455cm" draw:marker-end-width="0.455cm" draw:fill="solid" draw:fill-color="#ffffff" draw:textarea-horizontal-align="justify" draw:textarea-vertical-align="middle" draw:auto-grow-height="false" fo:min-height="0.651cm" fo:min-width="1.208cm" fo:padding-top="0.035cm" fo:padding-bottom="0.035cm" fo:padding-left="0.035cm" fo:padding-right="0.03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71cm" svg:stroke-color="#000000" draw:marker-start-width="0.455cm" draw:marker-end-width="0.455cm" draw:fill="solid" draw:fill-color="#ffffff" draw:textarea-horizontal-align="justify" draw:textarea-vertical-align="middle" draw:auto-grow-height="false" fo:min-height="0.707cm" fo:min-width="1.265cm" fo:padding-top="0.035cm" fo:padding-bottom="0.035cm" fo:padding-left="0.035cm" fo:padding-right="0.03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ulaire" form:apply-filter="true" form:method="post" form:control-implementation="ooo:com.sun.star.form.component.Form" office:target-frame="" xlink:href="https://www.dictionnaire-juridique.com/moteur.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ujardin Thao<text:tab/><text:tab/><text:tab/><text:tab/><text:tab/><text:tab/><text:tab/><text:tab/><text:tab/> Delpech Nicolas</text:p>
      <text:p text:style-name="P4"/>
      <text:p text:style-name="P4"/>
      <text:p text:style-name="P5"/>
      <text:p text:style-name="P4"/>
      <text:p text:style-name="P4"/>
      <text:p text:style-name="P4"/>
      <text:p text:style-name="P4"/>
      <text:p text:style-name="P4"/>
      <text:p text:style-name="P136">Dossier GP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1">Dossier_GPO_Nicolas_Thao.pdf</text:p>
      <table:table table:name="Tableau10" table:style-name="Tableau10">
        <table:table-column table:style-name="Tableau10.A"/>
        <text:soft-page-break/>
        <table:table-row>
          <table:table-cell table:style-name="Tableau10.A1" office:value-type="string">
            <text:p text:style-name="P16">SOMMAIRE</text:p>
          </table:table-cell>
        </table:table-row>
      </table:table>
      <text:p text:style-name="P3"/>
      <table:table table:name="Tableau11" table:style-name="Tableau11">
        <table:table-column table:style-name="Tableau11.A"/>
        <table:table-column table:style-name="Tableau11.B"/>
        <table:table-row>
          <table:table-cell table:style-name="Tableau11.A1" office:value-type="string">
            <text:p text:style-name="P17">Titre</text:p>
          </table:table-cell>
          <table:table-cell table:style-name="Tableau11.B1" office:value-type="string">
            <text:p text:style-name="P17">Page</text:p>
          </table:table-cell>
        </table:table-row>
        <table:table-row>
          <table:table-cell table:style-name="Tableau11.A2" office:value-type="string">
            <text:p text:style-name="P19">SA</text:p>
          </table:table-cell>
          <table:table-cell table:style-name="Tableau11.B2" office:value-type="string">
            <text:p text:style-name="P119"><text:span text:style-name="T65">2/</text:span><text:span text:style-name="T64">14</text:span></text:p>
          </table:table-cell>
        </table:table-row>
        <table:table-row>
          <table:table-cell table:style-name="Tableau11.A2" office:value-type="string">
            <text:p text:style-name="P21">Société SARL</text:p>
          </table:table-cell>
          <table:table-cell table:style-name="Tableau11.B2" office:value-type="string">
            <text:p text:style-name="P34">3/<text:span text:style-name="T70">14</text:span></text:p>
          </table:table-cell>
        </table:table-row>
        <table:table-row>
          <table:table-cell table:style-name="Tableau11.A2" office:value-type="string">
            <text:p text:style-name="P23">Association</text:p>
          </table:table-cell>
          <table:table-cell table:style-name="Tableau11.B2" office:value-type="string">
            <text:p text:style-name="P34">4/<text:span text:style-name="T70">14</text:span></text:p>
          </table:table-cell>
        </table:table-row>
        <table:table-row>
          <table:table-cell table:style-name="Tableau11.A2" office:value-type="string">
            <text:p text:style-name="P25">Fondation</text:p>
          </table:table-cell>
          <table:table-cell table:style-name="Tableau11.B2" office:value-type="string">
            <text:p text:style-name="P34">5/<text:span text:style-name="T70">14</text:span></text:p>
          </table:table-cell>
        </table:table-row>
        <table:table-row>
          <table:table-cell table:style-name="Tableau11.A2" office:value-type="string">
            <text:p text:style-name="P27">Micro-entreprise</text:p>
          </table:table-cell>
          <table:table-cell table:style-name="Tableau11.B2" office:value-type="string">
            <text:p text:style-name="P34">7/<text:span text:style-name="T70">14</text:span></text:p>
          </table:table-cell>
        </table:table-row>
        <table:table-row>
          <table:table-cell table:style-name="Tableau11.A2" office:value-type="string">
            <text:p text:style-name="P29">Syndicats</text:p>
          </table:table-cell>
          <table:table-cell table:style-name="Tableau11.B2" office:value-type="string">
            <text:p text:style-name="P34">8/<text:span text:style-name="T70">14</text:span></text:p>
          </table:table-cell>
        </table:table-row>
        <table:table-row>
          <table:table-cell table:style-name="Tableau11.A2" office:value-type="string">
            <text:p text:style-name="P67">Association loi 1901 </text:p>
          </table:table-cell>
          <table:table-cell table:style-name="Tableau11.B2" office:value-type="string">
            <text:p text:style-name="P34">8/<text:span text:style-name="T70">14</text:span></text:p>
          </table:table-cell>
        </table:table-row>
        <table:table-row>
          <table:table-cell table:style-name="Tableau11.A2" office:value-type="string">
            <text:p text:style-name="P31">Organisation publique : une centrale et une locale</text:p>
          </table:table-cell>
          <table:table-cell table:style-name="Tableau11.B2" office:value-type="string">
            <text:p text:style-name="P117">9/1<text:span text:style-name="T70">4 </text:span><text:span text:style-name="T71">et</text:span></text:p>
            <text:p text:style-name="P117"><text:span text:style-name="T71">10/14</text:span></text:p>
          </table:table-cell>
        </table:table-row>
        <table:table-row>
          <table:table-cell table:style-name="Tableau11.A2" office:value-type="string">
            <text:p text:style-name="P118"><text:span text:style-name="T66">Conclusion </text:span><text:span text:style-name="T67">et</text:span><text:span text:style-name="T66"> </text:span><text:span text:style-name="T67">Sources</text:span></text:p>
          </table:table-cell>
          <table:table-cell table:style-name="Tableau11.B2" office:value-type="string">
            <text:p text:style-name="P119"><text:span text:style-name="T65">1</text:span><text:span text:style-name="T68">1</text:span><text:span text:style-name="T65">/</text:span><text:span text:style-name="T64">14 </text:span><text:span text:style-name="T68">et 12/14</text:span></text:p>
          </table:table-cell>
        </table:table-row>
        <table:table-row>
          <table:table-cell table:style-name="Tableau11.A2" office:value-type="string">
            <text:p text:style-name="P18">Conclusion Tha<text:span text:style-name="T70">o</text:span></text:p>
          </table:table-cell>
          <table:table-cell table:style-name="Tableau11.B2" office:value-type="string">
            <text:p text:style-name="P34">1<text:span text:style-name="T70">3</text:span>/<text:span text:style-name="T70">14</text:span></text:p>
          </table:table-cell>
        </table:table-row>
        <table:table-row>
          <table:table-cell table:style-name="Tableau11.A2" office:value-type="string">
            <text:p text:style-name="P18">Conclusion Nicolas</text:p>
          </table:table-cell>
          <table:table-cell table:style-name="Tableau11.B2" office:value-type="string">
            <text:p text:style-name="P34">1<text:span text:style-name="T70">4</text:span>/<text:span text:style-name="T70">14</text:span></text:p>
          </table:table-cell>
        </table:table-row>
      </table:table>
      <text:p text:style-name="P3"/>
      <table:table table:name="Tableau9" table:style-name="Tableau9">
        <table:table-column table:style-name="Tableau9.A"/>
        <table:table-row>
          <table:table-cell table:style-name="Tableau9.A1" office:value-type="string">
            <text:p text:style-name="P35">Introduction</text:p>
          </table:table-cell>
        </table:table-row>
      </table:table>
      <text:p text:style-name="P127">L'éventail des structures organisationnelles qui composent le paysage socio-économique est vaste et diversifié. Des entités telles que les Sociétés à Responsabilité Limitée , les associations, les fondations, les micro-entreprises, les syndicats et les associations régies par la loi de 1901, coexistent dans un environnement où les organisations publiques occupent également une place primordiale. Parmi ces entités, les organisations publiques se distinguent par leur nature, leur portée et leur rôle au sein de la société, se divisant souvent entre une forme centrale et une forme locale. Cette diversité d'entités organisationnelles contribue à façonner la structure socio-économique d'une nation, chacune apportant des valeurs, des objectifs et des contributions distincts à la communauté dans laquelle elles opèrent.</text:p>
      <text:h text:style-name="P51" text:outline-level="5">S<text:span text:style-name="T12">tructure de l’organisation</text:span>:</text:h>
      <text:list xml:id="list181592506" text:style-name="L1">
        <text:list-item>
          <text:p text:style-name="P124"><text:span text:style-name="T30">Fonctionnelle : </text:span><text:span text:style-name="T1">se caractérise par une spécialisation de chaque responsable selon son type de compétences : les décisions sont prises par des responsables qualifiés et chaque tâche est menée par un ou plusieurs subordonnés bénéficiant des compétences qui y sont nécessaires.</text:span> </text:p>
        </text:list-item>
        <text:list-item>
          <text:p text:style-name="P128"><text:span text:style-name="T31">D</text:span><text:span text:style-name="T29">ivisionnelle :</text:span>permet la division de votre entreprise en plusieurs unités relativement autonomes, avec une activité précise pour chacune. Ainsi, chaque division a ses propres ressources et sa gestion se fait comme une entité quasi-indépendante.</text:p>
        </text:list-item>
        <text:list-item>
          <text:p text:style-name="P128"><text:span text:style-name="T31">M</text:span><text:span text:style-name="T29">atricielle :</text:span>organisation dans laquelle les relations hiérarchiques sont présentées sous forme de matrice. Dans cette structure d'entreprise, les équipes sont sous la responsabilité de plusieurs managers.</text:p>
        </text:list-item>
        <text:list-item>
          <text:p text:style-name="P125"><draw:custom-shape text:anchor-type="paragraph" draw:z-index="0" draw:name="Shape1" draw:style-name="gr3" draw:text-style-name="P143" svg:width="1.265cm" svg:height="0.708cm" svg:x="15.718cm" svg:y="-0.155cm"><text:p text:style-name="P142">1/14</text:p><draw:enhanced-geometry svg:viewBox="0 0 21600 21600" draw:type="rectangle" draw:enhanced-path="M 0 0 L 21600 0 21600 21600 0 21600 0 0 Z N"/></draw:custom-shape><text:span text:style-name="T32">E</text:span><text:span text:style-name="T33">CT</text:span></text:p>
        </text:list-item>
      </text:list>
      <table:table table:name="Tableau1" table:style-name="Tableau1">
        <table:table-column table:style-name="Tableau1.A"/>
        <text:soft-page-break/>
        <table:table-row>
          <table:table-cell table:style-name="Tableau1.A1" office:value-type="string">
            <text:p text:style-name="P20">SA</text:p>
          </table:table-cell>
        </table:table-row>
      </table:table>
      <text:p text:style-name="P94"/>
      <text:h text:style-name="P54" text:outline-level="5">Définition :</text:h>
      <text:p text:style-name="P6">La société anonyme est définie dans le code de commerce au livre deuxième, titre II, chapitre V.<text:line-break/>Il s'agit d'une entreprise dont les principales caractéristiques sont les suivantes :</text:p>
      <text:list xml:id="list2122474450" text:style-name="L2">
        <text:list-item>
          <text:p text:style-name="P129">les associés ou actionnaires, ne sont responsables que dans la limite de leurs apports ;</text:p>
        </text:list-item>
        <text:list-item>
          <text:p text:style-name="P129">elle est composée d'au moins deux actionnaires. Avant 2021, pour les sociétés dont les titres sont admis aux négociations sur un marché réglementé, le nombre des associés ne pouvait être inférieur à 73 ;</text:p>
        </text:list-item>
        <text:list-item>
          <text:p text:style-name="P129">le capital social doit être intégralement souscrit ;</text:p>
        </text:list-item>
        <text:list-item>
          <text:p text:style-name="P129">le capital minimum est de 37 000 €4 pour la SA ordinaire comme pour la SA faisant une offre de titres financiers (L.224-2 C. Com.), l'ordonnance du 22 janvier 2009 a, en effet, supprimé le seuil des 225 000 € ;</text:p>
        </text:list-item>
        <text:list-item>
          <text:p text:style-name="P129">la variabilité du capital est impossible sans modifier les statuts ;</text:p>
        </text:list-item>
        <text:list-item>
          <text:p text:style-name="P129">les actionnaires peuvent en principe céder librement leurs titres (ou actions) ;</text:p>
        </text:list-item>
      </text:list>
      <text:h text:style-name="P55" text:outline-level="5"><text:span text:style-name="T12">Les Avantages et les Limites d’une </text:span><text:span text:style-name="T43">SA</text:span>:</text:h>
      <table:table table:name="Tableau16" table:style-name="Tableau16">
        <table:table-column table:style-name="Tableau16.A"/>
        <table:table-column table:style-name="Tableau16.B"/>
        <table:table-row>
          <table:table-cell table:style-name="Tableau16.A1" office:value-type="string">
            <text:p text:style-name="P37">Avantages</text:p>
          </table:table-cell>
          <table:table-cell table:style-name="Tableau16.B1" office:value-type="string">
            <text:p text:style-name="P37">Limites</text:p>
          </table:table-cell>
        </table:table-row>
        <table:table-row>
          <table:table-cell table:style-name="Tableau16.A2" office:value-type="string">
            <text:p text:style-name="P43">Responsabilité Limitée : <text:span text:style-name="T23">les actionnaires ne sont pas responsable si une société a des dettes ou non, leurs biens sont protéger et garanti de remboursement si la société coule</text:span></text:p>
          </table:table-cell>
          <table:table-cell table:style-name="Tableau16.B2" office:value-type="string">
            <text:p text:style-name="P43">Complexité administrative :<text:span text:style-name="T23"> souvent soumises à une réglementation complexe et à des exigences administratives importantes comme la tenue de registres etc</text:span></text:p>
          </table:table-cell>
        </table:table-row>
        <table:table-row>
          <table:table-cell table:style-name="Tableau16.A2" office:value-type="string">
            <text:p text:style-name="P43"><text:s/>Facilité de transfert des actions : <text:span text:style-name="T23">les actions mise dans une SA sont généralement facilement transférable.</text:span></text:p>
          </table:table-cell>
          <table:table-cell table:style-name="Tableau16.B2" office:value-type="string">
            <text:p text:style-name="P43">Contrôle dilué : <text:span text:style-name="T23">Les actionnaires initiaux et les plus anciens peuvent perdre une partie de leur influence car de nouveaux actionnaires entrent en jeu, ce qui peux rendre une prise de décision plus compliquée</text:span></text:p>
          </table:table-cell>
        </table:table-row>
        <table:table-row>
          <table:table-cell table:style-name="Tableau16.A2" office:value-type="string">
            <text:p text:style-name="P43">Accès aux capitaux :<text:span text:style-name="T23"> peut émettre des actions sur le marché financier pour lever des fonds ce qui facilite l'accès au capitaux</text:span></text:p>
          </table:table-cell>
          <table:table-cell table:style-name="Tableau16.B2" office:value-type="string">
            <text:p text:style-name="P43">Coût élevé de formation : <text:span text:style-name="T23">création et maintenance, notamment les frais légaux, les frais d'émission d'actions et les coûts de conformité, peux constituer un obstacle pour les entreprises plus petites</text:span></text:p>
          </table:table-cell>
        </table:table-row>
      </table:table>
      <text:p text:style-name="P6"><text:tab/><text:tab/><text:tab/><text:tab/><text:tab/><text:tab/><text:tab/><text:tab/><text:tab/><text:tab/><text:tab/><text:tab/></text:p>
      <text:h text:style-name="P56" text:outline-level="5"><text:span text:style-name="T41">S</text:span><text:span text:style-name="T24">tructure de l’organisation </text:span><text:span text:style-name="T39">d’une </text:span><text:span text:style-name="T41">SA :</text:span></text:h>
      <text:p text:style-name="P70">C’<text:span text:style-name="T41">est une structure fonctionnelle, une SA est la plus part du temps un grande entreprise, et comme la plupart des grandes entreprises, elles fonctionnent sous forme de différents départements spécialisé et non lié entre eux.</text:span></text:p>
      <text:p text:style-name="P70"><draw:custom-shape text:anchor-type="paragraph" draw:z-index="1" draw:name="Shape1_0" draw:style-name="gr1" draw:text-style-name="P143" svg:width="1.265cm" svg:height="0.708cm" svg:x="15.718cm" svg:y="0.081cm"><text:p text:style-name="P142">2/14</text:p><draw:enhanced-geometry svg:viewBox="0 0 21600 21600" draw:type="rectangle" draw:enhanced-path="M 0 0 L 21600 0 21600 21600 0 21600 0 0 Z N"/></draw:custom-shape></text:p>
      <text:p text:style-name="P95"><text:soft-page-break/>exemples:</text:p>
      <text:p text:style-name="P75">BNP Paribas SA</text:p>
      <text:list xml:id="list2962049868" text:style-name="L3">
        <text:list-item>
          <text:p text:style-name="P96">une banque commerciale française</text:p>
        </text:list-item>
        <text:list-item>
          <text:p text:style-name="P96">l'organisation de BNP Paribas se divise en trois sous-groupes :</text:p>
          <text:list>
            <text:list-item>
              <text:p text:style-name="P97">Les services bancaires pour particuliers et commerciaux,</text:p>
            </text:list-item>
            <text:list-item>
              <text:p text:style-name="P97">les services d'investissement et de protection,</text:p>
            </text:list-item>
            <text:list-item>
              <text:p text:style-name="P97">les services bancaires pour entreprises et institutions</text:p>
            </text:list-item>
          </text:list>
        </text:list-item>
      </text:list>
      <text:p text:style-name="P76">L'Oréal SA</text:p>
      <text:list xml:id="list589505890" text:style-name="L4">
        <text:list-item>
          <text:p text:style-name="P98">groupe industriel français de produits cosmétiques</text:p>
        </text:list-item>
        <text:list-item>
          <text:p text:style-name="P98">les produits professionnels, les produits grand public, L'Oréal Luxe et la beauté dermatologique</text:p>
        </text:list-item>
      </text:list>
      <text:h text:style-name="P56" text:outline-level="5"><text:span text:style-name="T5">La théorie de Mintzberg</text:span>:</text:h>
      <text:p text:style-name="P9">Oui, une SA peut prendre plusieurs formes de configurations de mintzberg : structure entrepreneuriale, mécaniste, bureaucratie professionnelle, adhocratie, ... cela dépend de l'entreprise, il peut y avoir des combinaisons</text:p>
      <table:table table:name="Tableau2" table:style-name="Tableau2">
        <table:table-column table:style-name="Tableau2.A"/>
        <table:table-row>
          <table:table-cell table:style-name="Tableau2.A1" office:value-type="string">
            <text:p text:style-name="P22">Société SARL</text:p>
          </table:table-cell>
        </table:table-row>
      </table:table>
      <text:p text:style-name="P71"/>
      <text:h text:style-name="P54" text:outline-level="5">Définition :</text:h>
      <text:p text:style-name="P79">une société commerciale où la responsabilité est limitée jusqu'à concurrence des apports, et qui présente des caractéristiques d'une société de personnes (2 à 100 personnes), notamment parce que les parts détenues dans le capital ne sont pas librement accessibles sans accord de tout ou partie des associés.</text:p>
      <text:h text:style-name="P55" text:outline-level="5"><text:span text:style-name="T12">Les Avantages et les Limites d’une </text:span><text:span text:style-name="T43">SARL</text:span>:</text:h>
      <table:table table:name="Tableau17" table:style-name="Tableau17">
        <table:table-column table:style-name="Tableau17.A"/>
        <table:table-column table:style-name="Tableau17.B"/>
        <table:table-row>
          <table:table-cell table:style-name="Tableau17.A1" office:value-type="string">
            <text:p text:style-name="P37">Avantages</text:p>
          </table:table-cell>
          <table:table-cell table:style-name="Tableau17.B1" office:value-type="string">
            <text:p text:style-name="P37">Limites</text:p>
          </table:table-cell>
        </table:table-row>
        <table:table-row>
          <table:table-cell table:style-name="Tableau17.A2" office:value-type="string">
            <text:p text:style-name="P43">Responsabilité Limitée :<text:span text:style-name="T23"> les biens personnels des actionnaires ne sont généralement pas en jeu en cas de dettes de l'entreprise.</text:span></text:p>
          </table:table-cell>
          <table:table-cell table:style-name="Tableau17.B2" office:value-type="string">
            <text:p text:style-name="P43">Limitation des capitaux propre : <text:span text:style-name="T23">difficultés à lever des fonds par le biais d'émissions d'actions, elle ne peut pas être cotée en bourse et donc ca peux limiter la capacité de la société à financer des projets</text:span></text:p>
          </table:table-cell>
        </table:table-row>
        <table:table-row>
          <table:table-cell table:style-name="Tableau17.A2" office:value-type="string">
            <text:p text:style-name="P43">Transmission des parts facilitée : <text:span text:style-name="T23">transmission des parts sociales dans une SARL est souvent plus simple que d'autres formes juridiques, comme les sociétés anonymes, ca facilite la cession des parts à de nouveaux actionnaires</text:span></text:p>
          </table:table-cell>
          <table:table-cell table:style-name="Tableau17.B2" office:value-type="string">
            <text:p text:style-name="P43">Souplesse limitée dans la prise de décision : <text:span text:style-name="T23">Contrairement à une entreprise individuelle ou autre, une SARL peut avoir des règles de gouvernance plus strictes</text:span></text:p>
          </table:table-cell>
        </table:table-row>
        <table:table-row>
          <table:table-cell table:style-name="Tableau17.A2" office:value-type="string">
            <text:p text:style-name="P43">Souplesse dans la gestion : <text:span text:style-name="T23"><text:s/>les statuts de la société sarl peuvent être adaptés pour convenir aux besoins spécifiques des actionnaires, permettant ainsi une certaine personnalisation des règles internes</text:span></text:p>
          </table:table-cell>
          <table:table-cell table:style-name="Tableau17.B2" office:value-type="string">
            <text:p text:style-name="P43">Complexité administrative :<text:span text:style-name="T23"> La création et la gestion d'une SARL peuvent impliquer des formalités administratives et juridiques ce qui peut être vu comme complexe par des entrepreneures</text:span></text:p>
          </table:table-cell>
        </table:table-row>
      </table:table>
      <text:p text:style-name="P79"><text:tab/><text:tab/><text:tab/><text:tab/><text:tab/><text:tab/><text:tab/><text:tab/><text:tab/><text:tab/><text:tab/></text:p>
      <text:p text:style-name="P69"><text:span text:style-name="T15">S</text:span><text:span text:style-name="T16">tructure de l’organisation </text:span><text:span text:style-name="T17">d’une </text:span><text:span text:style-name="T15">SARL :</text:span></text:p>
      <text:p text:style-name="P9"><draw:custom-shape text:anchor-type="paragraph" draw:z-index="2" draw:name="Shape1_1" draw:style-name="gr1" draw:text-style-name="P143" svg:width="1.265cm" svg:height="0.708cm" svg:x="15.688cm" svg:y="1.52cm"><text:p text:style-name="P142">3/14</text:p><draw:enhanced-geometry svg:viewBox="0 0 21600 21600" draw:type="rectangle" draw:enhanced-path="M 0 0 L 21600 0 21600 21600 0 21600 0 0 Z N"/></draw:custom-shape><text:span text:style-name="T41">C’est </text:span>structure divisionnelle, une SARL est souvent une entreprise plus petite qu'une SA, donc elle aurait besoins de plus d'équipes autonomes que des grandes lignes séparées comme dans la structure fonctionnelle.</text:p>
      <text:p text:style-name="P80"><text:soft-page-break/><text:span text:style-name="T7">exemples :</text:span><text:line-break/>SARL LEMIEUX SERVICES RENOVATION,<text:line-break/>Entreprise de rénovation dans le batiment </text:p>
      <text:list xml:id="list1437085433" text:style-name="L5">
        <text:list-item>
          <text:p text:style-name="P99">Menuiserie bois, cuisine aménagé, porte et ouverture</text:p>
        </text:list-item>
        <text:list-item>
          <text:p text:style-name="P99">Menuiserie PVC et aluminium</text:p>
        </text:list-item>
        <text:list-item>
          <text:p text:style-name="P99">Plomberie sanitaire et salle de bain</text:p>
        </text:list-item>
        <text:list-item>
          <text:p text:style-name="P99">Electricité et chauffage</text:p>
        </text:list-item>
        <text:list-item>
          <text:p text:style-name="P99">Carrelage, faience, revetement de sol et parquet</text:p>
        </text:list-item>
        <text:list-item>
          <text:p text:style-name="P100">peinture, tenture et ravalement décoratif</text:p>
        </text:list-item>
      </text:list>
      <text:p text:style-name="P81">SARL LES PLOMBIERS CAENNAIS<text:line-break/>spécialisée dans le secteur d'activité des travaux d'installation d'eau et de gaz en tous locaux<text:line-break/>Christophe SOUVRE est gérant de l'entreprise LES PLOMBIERS CAENNAIS. </text:p>
      <text:p text:style-name="P81"/>
      <text:h text:style-name="P62" text:outline-level="5"><text:span text:style-name="T6">La théorie de Mintzberg</text:span><text:span text:style-name="T42">:</text:span></text:h>
      <text:p text:style-name="P9">Oui, bien que la théorie ait été développée en se basant sur des grandes entreprises, elle peut également s'appliquer a des structures plus petites, y compris des SARL</text:p>
      <text:p text:style-name="P80"/>
      <table:table table:name="Tableau3" table:style-name="Tableau3">
        <table:table-column table:style-name="Tableau3.A"/>
        <table:table-row>
          <table:table-cell table:style-name="Tableau3.A1" office:value-type="string">
            <text:p text:style-name="P24">Association</text:p>
          </table:table-cell>
        </table:table-row>
      </table:table>
      <text:p text:style-name="P80"/>
      <text:h text:style-name="P54" text:outline-level="5">Définition :</text:h>
      <text:p text:style-name="P78">Une association est une organisation à but non lucratif regroupant des individus partageant des intérêts communs. Elle est créée dans le but de poursuivre des objectifs spécifiques, tels que culturels, sportifs, éducatifs, ou sociaux, sans chercher à réaliser des profits financiers pour ses membres. Les associations sont généralement régies par des statuts internes et impliquent la participation active de membres qui contribuent à la réalisation de leurs missions.</text:p>
      <text:h text:style-name="P64" text:outline-level="5"><text:span text:style-name="T12">Les Avantages et les Limites d’une </text:span><text:span text:style-name="T43">Association</text:span>:</text:h>
      <table:table table:name="Tableau15" table:style-name="Tableau15">
        <table:table-column table:style-name="Tableau15.A"/>
        <table:table-column table:style-name="Tableau15.B"/>
        <table:table-row>
          <table:table-cell table:style-name="Tableau15.A1" office:value-type="string">
            <text:p text:style-name="P38">Avantages</text:p>
          </table:table-cell>
          <table:table-cell table:style-name="Tableau15.B1" office:value-type="string">
            <text:p text:style-name="P38">Limites</text:p>
          </table:table-cell>
        </table:table-row>
        <table:table-row>
          <table:table-cell table:style-name="Tableau15.A2" office:value-type="string">
            <text:p text:style-name="P44">But non lucratif :<text:span text:style-name="T23"> motivées par des objectifs culturels ou sociaux</text:span>.</text:p>
          </table:table-cell>
          <table:table-cell table:style-name="Tableau15.B2" office:value-type="string">
            <text:p text:style-name="P44">Financement limité : <text:span text:style-name="T23">dépendent souvent de dons, de cotisations, ou de subventions</text:span></text:p>
          </table:table-cell>
        </table:table-row>
        <table:table-row>
          <table:table-cell table:style-name="Tableau15.A2" office:value-type="string">
            <text:p text:style-name="P44">Participation démocratique : <text:span text:style-name="T23">Les membres ont généralement le droit de participer aux décisions importantes de l'association</text:span></text:p>
          </table:table-cell>
          <table:table-cell table:style-name="Tableau15.B2" office:value-type="string">
            <text:p text:style-name="P44">Dépendance des bénévoles : <text:span text:style-name="T23">reposent souvent sur des bénévoles</text:span></text:p>
          </table:table-cell>
        </table:table-row>
        <table:table-row>
          <table:table-cell table:style-name="Tableau15.A2" office:value-type="string">
            <text:p text:style-name="P44">Souplesse : <text:span text:style-name="T23">peut être créer avec une relative facilité</text:span></text:p>
          </table:table-cell>
          <table:table-cell table:style-name="Tableau15.B2" office:value-type="string">
            <text:p text:style-name="P44">Risques de conflits internes : <text:span text:style-name="T23">désaccords entre membre</text:span></text:p>
          </table:table-cell>
        </table:table-row>
      </table:table>
      <text:p text:style-name="P72"/>
      <text:h text:style-name="P57" text:outline-level="5"><text:span text:style-name="T41">S</text:span><text:span text:style-name="T24">tructure de l’organisation </text:span><text:span text:style-name="T39">d’une association</text:span>:</text:h>
      <text:p text:style-name="P72"><text:span text:style-name="T39">C’est une s</text:span>tructure divisionnelle car une association a besoins d'équipes autonomes pour faire différentes choses a la fois, par exemple, une division par ville ou commune pour aider les personnes a la rue etc <text:s text:c="83"/></text:p>
      <text:p text:style-name="P72"/>
      <text:p text:style-name="P72"/>
      <text:p text:style-name="P72"/>
      <text:p text:style-name="P72"><draw:custom-shape text:anchor-type="paragraph" draw:z-index="3" draw:name="Shape1_2" draw:style-name="gr1" draw:text-style-name="P143" svg:width="1.265cm" svg:height="0.708cm" svg:x="15.718cm" svg:y="-0.155cm"><text:p text:style-name="P142">4/14</text:p><draw:enhanced-geometry svg:viewBox="0 0 21600 21600" draw:type="rectangle" draw:enhanced-path="M 0 0 L 21600 0 21600 21600 0 21600 0 0 Z N"/></draw:custom-shape></text:p>
      <text:p text:style-name="P73"><text:soft-page-break/><text:span text:style-name="T7">exemples:</text:span> :<text:line-break/>Association Femmes Et Familles En Difficulte (Le Havre)<text:tab/></text:p>
      <text:list xml:id="list1587273681" text:style-name="L6">
        <text:list-item>
          <text:p text:style-name="P102">accueille et accompagne des femmes majeures ou des familles avec ou sans enfant en situation de précarité, sans solution d’hébergement</text:p>
        </text:list-item>
      </text:list>
      <text:p text:style-name="P82">Association Parents d'Elèves P.E.E.P (Le Havre)</text:p>
      <text:list xml:id="list921881772" text:style-name="L7">
        <text:list-item>
          <text:p text:style-name="P108"><text:s/>assure :</text:p>
          <text:list>
            <text:list-item>
              <text:p text:style-name="P108"><text:s/>Un soutien en cas de problèmes, une assistance et des réponses à vos </text:p>
            </text:list-item>
            <text:list-item>
              <text:p text:style-name="P108">Une connaissance du système éducatif et périscolaire du point de vue des parents</text:p>
            </text:list-item>
          </text:list>
        </text:list-item>
        <text:list-item>
          <text:p text:style-name="P108">interrogations :</text:p>
          <text:list>
            <text:list-item>
              <text:p text:style-name="P108">Des services en faveur de la scolarité.</text:p>
            </text:list-item>
            <text:list-item>
              <text:p text:style-name="P108">service des parents d’élèves pour la réussite des enfants</text:p>
            </text:list-item>
          </text:list>
        </text:list-item>
      </text:list>
      <text:h text:style-name="P65" text:outline-level="5"><text:span text:style-name="T20">La théorie de Mintzberg</text:span><text:span text:style-name="T21">:</text:span></text:h>
      <text:p text:style-name="P10">oui, peut être appliquée dans une association pour aider à comprendre, analyser et adapter la structure organisationnelle en fonction ses besoins</text:p>
      <table:table table:name="Tableau12" table:style-name="Tableau12">
        <table:table-column table:style-name="Tableau12.A"/>
        <table:table-row>
          <table:table-cell table:style-name="Tableau12.A1" office:value-type="string">
            <text:p text:style-name="P26">Fondation</text:p>
          </table:table-cell>
        </table:table-row>
      </table:table>
      <text:p text:style-name="P104"/>
      <text:h text:style-name="P58" text:outline-level="5">Définition :</text:h>
      <text:p text:style-name="P7">Une fondation est une organisation à but non lucratif créée pour financer des projets philanthropiques, éducatifs, scientifiques, ou sociaux. Elle dispose généralement de ressources financières provenant de dons, de legs, ou d'autres sources, et distribue ces fonds conformément à ses objectifs statutaires. Les fondations peuvent être établies par des individus, des familles, des entreprises, ou d'autres entités dans le but de soutenir des causes spécifiques.</text:p>
      <text:h text:style-name="P58" text:outline-level="5"><text:span text:style-name="T12">Les Avantages et les Limites d’une Fondation</text:span>:</text:h>
      <table:table table:name="Tableau13" table:style-name="Tableau13">
        <table:table-column table:style-name="Tableau13.A"/>
        <table:table-column table:style-name="Tableau13.B"/>
        <table:table-row>
          <table:table-cell table:style-name="Tableau13.A1" office:value-type="string">
            <text:p text:style-name="P39">Avantages</text:p>
          </table:table-cell>
          <table:table-cell table:style-name="Tableau13.B1" office:value-type="string">
            <text:p text:style-name="P39">Limites</text:p>
          </table:table-cell>
        </table:table-row>
        <table:table-row>
          <table:table-cell table:style-name="Tableau13.A2" office:value-type="string">
            <text:p text:style-name="P45">But Philanthropique : <text:span text:style-name="T23">causes morales, initiatives sociales</text:span></text:p>
          </table:table-cell>
          <table:table-cell table:style-name="Tableau13.B2" office:value-type="string">
            <text:p text:style-name="P45">Dépendance aux dons : <text:span text:style-name="T23">organisations à but non lucratif dépendent souvent de dons et de financements extérieurs</text:span></text:p>
          </table:table-cell>
        </table:table-row>
        <table:table-row>
          <table:table-cell table:style-name="Tableau13.A2" office:value-type="string">
            <text:p text:style-name="P45">Indépendance : <text:span text:style-name="T23">peut fonctionner de manière indépendante</text:span></text:p>
          </table:table-cell>
          <table:table-cell table:style-name="Tableau13.B2" office:value-type="string">
            <text:p text:style-name="P45">Concurrence pour les ressources :<text:span text:style-name="T23"> nombreuses organisation poursuivent des objectifs similaires, peut y avoir une forte concurrence pour les ressources</text:span></text:p>
          </table:table-cell>
        </table:table-row>
        <table:table-row>
          <table:table-cell table:style-name="Tableau13.A2" office:value-type="string">
            <text:p text:style-name="P45">Avantages Fiscaux : <text:span text:style-name="T23">les contributions faites à des fondations peuvent être déductibles d'impôts, incitant les donateurs à soutenir</text:span></text:p>
          </table:table-cell>
          <table:table-cell table:style-name="Tableau13.B2" office:value-type="string">
            <text:p text:style-name="P45">Stabilité financière variable :<text:span text:style-name="T23"> revenus des organisations à but non lucratif peuvent varier d'une année à l'autre en fonction des dons</text:span></text:p>
          </table:table-cell>
        </table:table-row>
      </table:table>
      <text:h text:style-name="P51" text:outline-level="5"/>
      <text:h text:style-name="P57" text:outline-level="5"><text:span text:style-name="T41">S</text:span><text:span text:style-name="T24">tructure de l’organisation </text:span><text:span text:style-name="T12"><text:s/>d’une Fondation</text:span>:</text:h>
      <text:p text:style-name="P74"><text:span text:style-name="T40">C’est une s</text:span><text:span text:style-name="T1">tructure par projets, une fondation marche par projets divers à réaliser pour aider la société par exemple <text:s/></text:span></text:p>
      <text:p text:style-name="P105"/>
      <text:p text:style-name="P105"/>
      <text:p text:style-name="P105"><draw:custom-shape text:anchor-type="paragraph" draw:z-index="4" draw:name="Shape1_3" draw:style-name="gr1" draw:text-style-name="P143" svg:width="1.265cm" svg:height="0.708cm" svg:x="15.718cm" svg:y="-0.155cm"><text:p text:style-name="P142">5/14</text:p><draw:enhanced-geometry svg:viewBox="0 0 21600 21600" draw:type="rectangle" draw:enhanced-path="M 0 0 L 21600 0 21600 21600 0 21600 0 0 Z N"/></draw:custom-shape></text:p>
      <text:p text:style-name="P74"><text:soft-page-break/><text:span text:style-name="T8">exemples <text:s text:c="3"/></text:span><text:span text:style-name="T1"><text:line-break/></text:span><text:span text:style-name="T26">Fondation de L’armée Du Salut (Le Havre)</text:span></text:p>
      <text:list xml:id="list844815486" text:style-name="L8">
        <text:list-item>
          <text:p text:style-name="P107">lutte contre toutes les formes d'exclusion</text:p>
        </text:list-item>
        <text:list-item>
          <text:p text:style-name="P107">destinées à un public très large :<text:line-break/> - personnes à la rue,<text:line-break/> - travailleurs pauvres,<text:line-break/> - grands exclus chroniques,<text:line-break/> - femmes battues,<text:line-break/> - jeunes en errance,<text:line-break/> - demandeurs d’asile,<text:line-break/> - familles en attente de régularisation administrative</text:p>
        </text:list-item>
      </text:list>
      <text:p text:style-name="P77">La Fondation Les Nids</text:p>
      <text:list xml:id="list1050655019" text:style-name="L9">
        <text:list-item>
          <text:p text:style-name="P109"><text:span text:style-name="T28">R</text:span><text:span text:style-name="T25">econnue d’utilité publique, mène depuis plus de 80 ans des missions en faveur de la protection de l'enfance et de l'accompagnement de la famille</text:span></text:p>
        </text:list-item>
        <text:list-item>
          <text:p text:style-name="P109"><text:span text:style-name="T28">A</text:span><text:span text:style-name="T25">ccueil d'enfants placés (MECS), suivi préventif, espaces audition des enfants et espaces parents, médiation familiale, lieux de rencontres parents/enfants, éducation en institut spécialisé (ITEP), accueil en Centres Educatifs Fermés (CEF), insertion familiale</text:span></text:p>
        </text:list-item>
        <text:list-item>
          <text:p text:style-name="P106"/>
        </text:list-item>
      </text:list>
      <text:h text:style-name="P59" text:outline-level="5"><text:span text:style-name="T5">La théorie de Mintzberg</text:span>:</text:h>
      <text:p text:style-name="P14">Oui, <text:span text:style-name="T27">pour </text:span>certains concepts : </text:p>
      <text:list xml:id="list3228909738" text:style-name="L10">
        <text:list-item>
          <text:p text:style-name="P132"><text:span text:style-name="T9">La </text:span><text:span text:style-name="T7">Configuration structurelle :</text:span> exemple la structure simple, la bureaucratie mécaniste, la bureaucratie professionnelle.</text:p>
        </text:list-item>
        <text:list-item>
          <text:p text:style-name="P126"><text:span text:style-name="T22">Coordination :</text:span><text:span text:style-name="T21">parce que les fondations qui souvent travaillent sur des projets et nécessitent une coordination efficace entre les différentes équipes</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5" draw:name="Shape1_4" draw:style-name="gr1" draw:text-style-name="P143" svg:width="1.265cm" svg:height="0.708cm" svg:x="15.718cm" svg:y="0.258cm"><text:p text:style-name="P142">6/14</text:p><draw:enhanced-geometry svg:viewBox="0 0 21600 21600" draw:type="rectangle" draw:enhanced-path="M 0 0 L 21600 0 21600 21600 0 21600 0 0 Z N"/></draw:custom-shape></text:p>
      <table:table table:name="Tableau4" table:style-name="Tableau4">
        <table:table-column table:style-name="Tableau4.A"/>
        <text:soft-page-break/>
        <table:table-row>
          <table:table-cell table:style-name="Tableau4.A1" office:value-type="string">
            <text:p text:style-name="P28">Micro-entreprise</text:p>
          </table:table-cell>
        </table:table-row>
      </table:table>
      <text:p text:style-name="P104"/>
      <text:h text:style-name="P61" text:outline-level="5">Définition :</text:h>
      <text:p text:style-name="P84">Une micro-entreprise est une petite entreprise individuelle ou une société dont le chiffre d'affaires et le nombre d'employés sont limités, conformément aux critères définis par le pays. Elle est souvent caractérisée par une gestion simplifiée et des formalités administratives allégées.</text:p>
      <text:p text:style-name="P85">En France :</text:p>
      <text:list xml:id="list2407019634" text:style-name="L11">
        <text:list-item>
          <text:p text:style-name="P110">Pour les activités de vente de biens, le seuil est généralement inférieur à 170 000 euros, et pour les services, il est inférieur à 70 000 euros</text:p>
        </text:list-item>
        <text:list-item>
          <text:p text:style-name="P110">une micro-entreprise individuelle n'a pas d'employés salariés (hormis le dirigeant), tandis qu'une micro-entreprise sous forme de société peut avoir jusqu'à neuf salariés.</text:p>
        </text:list-item>
      </text:list>
      <text:h text:style-name="P66" text:outline-level="5"><text:span text:style-name="T18">Les Avantages et les Limites d’</text:span><text:span text:style-name="T19">une Micro-entreprise</text:span></text:h>
      <table:table table:name="Tableau18" table:style-name="Tableau18">
        <table:table-column table:style-name="Tableau18.A"/>
        <table:table-column table:style-name="Tableau18.B"/>
        <table:table-row>
          <table:table-cell table:style-name="Tableau18.A1" office:value-type="string">
            <text:p text:style-name="P37">Avantages</text:p>
          </table:table-cell>
          <table:table-cell table:style-name="Tableau18.B1" office:value-type="string">
            <text:p text:style-name="P37">Limites</text:p>
          </table:table-cell>
        </table:table-row>
        <table:table-row>
          <table:table-cell table:style-name="Tableau18.A2" office:value-type="string">
            <text:p text:style-name="P43">Financier : <text:span text:style-name="T23">Pas de TVA à facturer (franchise de TVA) tant que les encaissements annuels ne dépassent pas 101 000 € (pour une activité de vente ou d'hébergement) ou 39 100 € (pour une activité de prestations de services ou une profession libérale)</text:span></text:p>
          </table:table-cell>
          <table:table-cell table:style-name="Tableau18.B2" office:value-type="string">
            <text:p text:style-name="P43">Chiffre d'affaire : <text:span text:style-name="T23">Un certain seuil de chiffre d'affaires ne peut être dépassé.</text:span></text:p>
          </table:table-cell>
        </table:table-row>
        <table:table-row>
          <table:table-cell table:style-name="Tableau18.A2" office:value-type="string">
            <text:p text:style-name="P43">modalités de calcul et de règlement des cotisations sociales très simplifiées : <text:span text:style-name="T23">aucune avance de cotisations n'est à faire en l'absence d'encaissement de chiffre d'affaires</text:span></text:p>
          </table:table-cell>
          <table:table-cell table:style-name="Tableau18.B2" office:value-type="string">
            <text:p text:style-name="P43">TVA : <text:span text:style-name="T23">Impossibilité de récupérer la TVA payée sur les stocks et les achats de biens et de services</text:span></text:p>
          </table:table-cell>
        </table:table-row>
      </table:table>
      <text:p text:style-name="P85"/>
      <text:h text:style-name="P56" text:outline-level="5"><text:span text:style-name="T41">S</text:span><text:span text:style-name="T24">tructure de l’organisation </text:span><text:span text:style-name="T12"><text:s/>d’une </text:span><text:span text:style-name="T41">Micro-entreprise</text:span>:</text:h>
      <text:p text:style-name="P9"><text:span text:style-name="T41">C’est une structure </text:span>Indéterminée, voir Mintzberg.</text:p>
      <text:p text:style-name="P12">exemples :</text:p>
      <text:p text:style-name="P9">Des micro-entreprises de coiffure a domicile comme : CHRISTELLE COIFFURE (au Havre)</text:p>
      <text:p text:style-name="P9">ou, des micro-entreprises de boulangerie locales comme : Le Fournil Demidoff (au Havre)</text:p>
      <text:h text:style-name="P56" text:outline-level="5"><text:span text:style-name="T5">La théorie de Mintzberg</text:span>:</text:h>
      <text:p text:style-name="P9">Non, la théorie de Mintzberg n'est pas applicable aux micro-entreprises car elles sont tout simplement trop petites pour avoir une structure pertinente, les micro-entreprises marchent en petit groupe du bouche a oreille et par des relations amicales entre les quelques employés.</text:p>
      <text:p text:style-name="P113"/>
      <text:p text:style-name="P113"/>
      <text:p text:style-name="P113"><draw:custom-shape text:anchor-type="paragraph" draw:z-index="6" draw:name="Shape1_5" draw:style-name="gr2" draw:text-style-name="P145" svg:width="1.308cm" svg:height="0.75cm" svg:x="15.688cm" svg:y="0.446cm"><text:p text:style-name="P144"><text:span text:style-name="T72">7/14</text:span></text:p><draw:enhanced-geometry svg:viewBox="0 0 21600 21600" draw:type="rectangle" draw:enhanced-path="M 0 0 L 21600 0 21600 21600 0 21600 0 0 Z N"/></draw:custom-shape></text:p>
      <text:p text:style-name="P113"/>
      <table:table table:name="Tableau5" table:style-name="Tableau5">
        <table:table-column table:style-name="Tableau5.A"/>
        <text:soft-page-break/>
        <table:table-row>
          <table:table-cell table:style-name="Tableau5.A1" office:value-type="string">
            <text:p text:style-name="P30">Syndicats</text:p>
          </table:table-cell>
        </table:table-row>
      </table:table>
      <text:p text:style-name="P113"/>
      <text:h text:style-name="P52" text:outline-level="5">Définition :</text:h>
      <text:p text:style-name="P83"><text:span text:style-name="T3">Un syndica</text:span><text:span text:style-name="T11">t </text:span><text:span text:style-name="T3">est un groupement de </text:span><text:span text:style-name="T4">personnes physiques </text:span><text:span text:style-name="T3">ou morales pour la défense ou la gestion d'intérêts communs. </text:span></text:p>
      <text:h text:style-name="P55" text:outline-level="5"><text:span text:style-name="T12">Les Avantages et les Limites d’</text:span><text:span text:style-name="T43">un Syndicat</text:span><text:span text:style-name="T2">:</text:span></text:h>
      <table:table table:name="Tableau14" table:style-name="Tableau14">
        <table:table-column table:style-name="Tableau14.A"/>
        <table:table-column table:style-name="Tableau14.B"/>
        <table:table-row>
          <table:table-cell table:style-name="Tableau14.A1" office:value-type="string">
            <text:p text:style-name="P38">Avantages</text:p>
          </table:table-cell>
          <table:table-cell table:style-name="Tableau14.B1" office:value-type="string">
            <text:p text:style-name="P38">Limites</text:p>
          </table:table-cell>
        </table:table-row>
        <table:table-row>
          <table:table-cell table:style-name="Tableau14.A2" office:value-type="string">
            <text:p text:style-name="P44">Négociation collective : <text:span text:style-name="T23">une voix collective dans les négociations avec les employeurs, accords collectifs et consensus</text:span></text:p>
          </table:table-cell>
          <table:table-cell table:style-name="Tableau14.B2" office:value-type="string">
            <text:p text:style-name="P44">Coûts financier :<text:span text:style-name="T23"> les cotisations des membres peuvent être élevées, ce qui peut constituer un fardeau financier pour certains travailleurs, en plus les grèves ou les actions collectives peuvent entraîner des pertes de salaires pour les travailleurs</text:span></text:p>
          </table:table-cell>
        </table:table-row>
        <table:table-row>
          <table:table-cell table:style-name="Tableau14.A2" office:value-type="string">
            <text:p text:style-name="P44">Protection des droits des travailleurs : <text:span text:style-name="T23">peuvent intervenir pour défendre les employés contre les injustices, les licenciements abusifs et d'autres pratiques discriminatoires, donc il y a soutien social</text:span></text:p>
          </table:table-cell>
          <table:table-cell table:style-name="Tableau14.B2" office:value-type="string">
            <text:p text:style-name="P44"><text:s/>Rigidité et complexité des négociations : <text:span text:style-name="T23">négociation collective peuvent être longs, complexes et parfois rigides, peut entraîner des retards dans la prise de décision</text:span></text:p>
          </table:table-cell>
        </table:table-row>
      </table:table>
      <text:p text:style-name="P114"/>
      <text:h text:style-name="P56" text:outline-level="5"><text:span text:style-name="T41">S</text:span><text:span text:style-name="T24">tructure de l’organisation </text:span><text:span text:style-name="T12"><text:s/>d</text:span><text:span text:style-name="T41">es Syndicats</text:span><text:span text:style-name="T2">:</text:span></text:h>
      <text:p text:style-name="P9"><text:span text:style-name="T41">C’est une </text:span><text:span text:style-name="T2">structure divisionnelle, peut être qu'un syndicat fonctionne plus sous formes de groupes et divisions par villes ou départements par exemple, pour mieux s'organiser avec des portes paroles, d'une certaine façon "sous-chefs", "chefs", ou gérants, organisateurs.</text:span></text:p>
      <text:p text:style-name="P12">Exemples :</text:p>
      <text:p text:style-name="P9">les plus connus en <text:span text:style-name="T41">F</text:span>rance : La CGT, la CFDT, etc</text:p>
      <text:h text:style-name="P56" text:outline-level="5"><text:span text:style-name="T5">La théorie de Mintzberg</text:span><text:span text:style-name="T2">:</text:span></text:h>
      <text:p text:style-name="P11">Pas vraiment, Les syndicats et les gestionnaires d'entreprise ont des objectifs et des structures distincts, les syndicats sont généralement formés pour défendre les intérêts des travailleurs, tandis que les gestionnaires sont responsables de la direction et de la gestion des entreprise pour atteindre ces objectifs</text:p>
      <table:table table:name="Tableau6" table:style-name="Tableau6">
        <table:table-column table:style-name="Tableau6.A"/>
        <table:table-row>
          <table:table-cell table:style-name="Tableau6.A1" office:value-type="string">
            <text:p text:style-name="P68">Association loi 1901 </text:p>
          </table:table-cell>
        </table:table-row>
      </table:table>
      <text:h text:style-name="P52" text:outline-level="5">Définition :</text:h>
      <text:p text:style-name="P84">Une association loi 1901 à caractère politique, plus communément connue comme un parti politique en France, est une organisation formée par des individus partageant des idéologies, des valeurs ou des objectifs communs dans le domaine politique. Constitué selon la loi française de 1901 régissant les associations à but non lucratif, un parti politique a pour mission de participer à la vie démocratique, de représenter et de défendre les intérêts de ses membres, ainsi que de présenter des candidats lors des élections pour accéder aux fonctions électives. </text:p>
      <text:p text:style-name="P84"/>
      <text:p text:style-name="P84"/>
      <text:p text:style-name="P84"><draw:custom-shape text:anchor-type="paragraph" draw:z-index="7" draw:name="Shape1_6" draw:style-name="gr1" draw:text-style-name="P143" svg:width="1.265cm" svg:height="0.708cm" svg:x="15.718cm" svg:y="0.138cm"><text:p text:style-name="P142">8/14</text:p><draw:enhanced-geometry svg:viewBox="0 0 21600 21600" draw:type="rectangle" draw:enhanced-path="M 0 0 L 21600 0 21600 21600 0 21600 0 0 Z N"/></draw:custom-shape></text:p>
      <text:h text:style-name="P66" text:outline-level="5"><text:soft-page-break/><text:span text:style-name="T18">Les Avantages et les Limites d’une </text:span><text:span text:style-name="T19">Association loi 1901</text:span><text:span text:style-name="T14">:</text:span></text:h>
      <table:table table:name="Tableau22" table:style-name="Tableau22">
        <table:table-column table:style-name="Tableau22.A"/>
        <table:table-column table:style-name="Tableau22.B"/>
        <table:table-row>
          <table:table-cell table:style-name="Tableau22.A1" office:value-type="string">
            <text:p text:style-name="P40">Avantages</text:p>
          </table:table-cell>
          <table:table-cell table:style-name="Tableau22.B1" office:value-type="string">
            <text:p text:style-name="P40">Limites</text:p>
          </table:table-cell>
        </table:table-row>
        <table:table-row>
          <table:table-cell table:style-name="Tableau22.A2" office:value-type="string">
            <text:p text:style-name="P1"><text:span text:style-name="T49">La </text:span><text:span text:style-name="Strong_20_Emphasis"><text:span text:style-name="T50">simplicité </text:span></text:span><text:span text:style-name="T49">de constitution</text:span></text:p>
          </table:table-cell>
          <table:table-cell table:style-name="Tableau22.B2" office:value-type="string">
            <text:p text:style-name="P13">Le risque de remise en cause du régime fiscal si des opérations lucratives sont réalisées</text:p>
          </table:table-cell>
        </table:table-row>
        <table:table-row>
          <table:table-cell table:style-name="Tableau22.A2" office:value-type="string">
            <text:p text:style-name="P1"><text:span text:style-name="Strong_20_Emphasis"><text:span text:style-name="T50">Pas de capital social </text:span></text:span><text:span text:style-name="T49">à libérer</text:span></text:p>
            <text:p text:style-name="P46"/>
          </table:table-cell>
          <table:table-cell table:style-name="Tableau22.B2" office:value-type="string">
            <text:p text:style-name="P13">L’impossibilité de créer une association en étant seul</text:p>
            <text:p text:style-name="P46"/>
          </table:table-cell>
        </table:table-row>
        <table:table-row>
          <table:table-cell table:style-name="Tableau22.A2" office:value-type="string">
            <text:p text:style-name="P1"><text:span text:style-name="Strong_20_Emphasis"><text:span text:style-name="T50">Aucune charge sociale </text:span></text:span><text:span text:style-name="T49">à payer (si absence de salarié)</text:span></text:p>
            <text:p text:style-name="P46"/>
          </table:table-cell>
          <table:table-cell table:style-name="Tableau22.B2" office:value-type="string">
            <text:p text:style-name="P13">La position délicate du Président : sa nomination peut théoriquement être remise en cause à chaque assemblée générale</text:p>
            <text:p text:style-name="P46"/>
          </table:table-cell>
        </table:table-row>
        <table:table-row>
          <table:table-cell table:style-name="Tableau22.A2" office:value-type="string">
            <text:p text:style-name="P1"><text:span text:style-name="T49">La </text:span><text:span text:style-name="Strong_20_Emphasis"><text:span text:style-name="T50">fiscalité </text:span></text:span><text:span text:style-name="T49">très avantageuse (franchise d’impôt, de </text:span><text:a xlink:type="simple" xlink:href="https://www.creerentreprise.fr/principe-fonctionnement-tva-neutre-entreprise/" office:target-frame-name="_blank" xlink:show="new" text:style-name="Internet_20_link" text:visited-style-name="Visited_20_Internet_20_Link"><text:span text:style-name="Strong_20_Emphasis"><text:span text:style-name="T50">TVA</text:span></text:span></text:a><text:span text:style-name="Strong_20_Emphasis"><text:span text:style-name="T50"> </text:span></text:span><text:span text:style-name="T49">et de </text:span><text:span text:style-name="Strong_20_Emphasis"><text:span text:style-name="T50"><text:s/></text:span></text:span><text:span text:style-name="T49">si le chiffre d’affaires lucratif est inférieur à un certain montant)</text:span></text:p>
            <text:p text:style-name="P46"/>
          </table:table-cell>
          <table:table-cell table:style-name="Tableau22.B2" office:value-type="string">
            <text:p text:style-name="P2"><text:span text:style-name="T48">La </text:span><text:span text:style-name="Strong_20_Emphasis"><text:span text:style-name="T59">difficulté à obtenir des prêts bancaires, </text:span></text:span><text:span text:style-name="T48">les associations ne disposant pas de capital social</text:span></text:p>
            <text:p text:style-name="P46"/>
          </table:table-cell>
        </table:table-row>
      </table:table>
      <text:p text:style-name="P84"/>
      <text:h text:style-name="P60" text:outline-level="5"><text:span text:style-name="T41">S</text:span><text:span text:style-name="T24">tructure de l’organisation </text:span><text:span text:style-name="T12"><text:s/>d’</text:span><text:span text:style-name="T44">une Association loi 1901</text:span><text:span text:style-name="T2">:</text:span></text:h>
      <text:p text:style-name="P15"><text:span text:style-name="T36">C’est une structure </text:span><text:span text:style-name="T37">D</text:span><text:span text:style-name="T35">ivisionnelle </text:span></text:p>
      <table:table table:name="Tableau7" table:style-name="Tableau7">
        <table:table-column table:style-name="Tableau7.A"/>
        <table:table-row>
          <table:table-cell table:style-name="Tableau7.A1" office:value-type="string">
            <text:p text:style-name="P32">Organisation publique : une centrale et une locale</text:p>
          </table:table-cell>
        </table:table-row>
      </table:table>
      <text:p text:style-name="P115"/>
      <text:h text:style-name="P54" text:outline-level="5">Définition <text:span text:style-name="T12">d’une organisation publique centrale</text:span> :</text:h>
      <text:p text:style-name="P86">Une organisation publique centrale se réfère généralement à une entité administrative de l'État qui opère au niveau national ou supranational. Il peut s'agir de ministères, d'agences gouvernementales ou d'organismes nationaux qui sont responsables de la formulation et de la mise en œuvre des politiques publiques à l'échelle nationale ou internationale. </text:p>
      <text:h text:style-name="P58" text:outline-level="5">Définition <text:span text:style-name="T12">d’une organisation publique locale</text:span>:</text:h>
      <text:p text:style-name="P87">Les entreprises publiques locales (EPL) sont des entreprises au service des collectivités locales, des territoires et de leurs habitants. <text:span text:style-name="T38">Elles interviennent dans une quarantaine de domaines d'activité : aménagement, logement, transports, tourisme, énergie, déchets.</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custom-shape text:anchor-type="paragraph" draw:z-index="8" draw:name="Shape1_7" draw:style-name="gr1" draw:text-style-name="P143" svg:width="1.265cm" svg:height="0.708cm" svg:x="15.718cm" svg:y="0.051cm"><text:p text:style-name="P142">9/14</text:p><draw:enhanced-geometry svg:viewBox="0 0 21600 21600" draw:type="rectangle" draw:enhanced-path="M 0 0 L 21600 0 21600 21600 0 21600 0 0 Z N"/></draw:custom-shape></text:p>
      <text:h text:style-name="P63" text:outline-level="5"><text:soft-page-break/><text:span text:style-name="T13">Une organisation publique centrale</text:span><text:span text:style-name="T6"> :</text:span></text:h>
      <table:table table:name="Tableau8" table:style-name="Tableau8">
        <table:table-column table:style-name="Tableau8.A"/>
        <table:table-column table:style-name="Tableau8.B"/>
        <table:table-row>
          <table:table-cell table:style-name="Tableau8.A1" office:value-type="string">
            <text:p text:style-name="P41">Avantages</text:p>
          </table:table-cell>
          <table:table-cell table:style-name="Tableau8.B1" office:value-type="string">
            <text:p text:style-name="P41">Limites</text:p>
          </table:table-cell>
        </table:table-row>
        <table:table-row>
          <table:table-cell table:style-name="Tableau8.A2" office:value-type="string">
            <text:p text:style-name="P50"><text:span text:style-name="T10">Uniformité des décision : </text:span>Une structure centralisée permet des prises de décision cohérentes, car les décisions importantes sont prises par un petit groupe ou une seule personne, assurant ainsi une ligne directrice claire pour toute l'organisation. </text:p>
          </table:table-cell>
          <table:table-cell table:style-name="Tableau8.B2" office:value-type="string">
            <text:p text:style-name="P49"><text:span text:style-name="T8">Bureaucratie excessive :</text:span><text:span text:style-name="T1"> Les organisations publiques centrales ont souvent tendance à être bureaucratiques, ce qui peut entraîner une lenteur dans la prise de décision et une difficulté à s'adapter rapidement aux changements.</text:span> </text:p>
          </table:table-cell>
        </table:table-row>
        <table:table-row>
          <table:table-cell table:style-name="Tableau8.A2" office:value-type="string">
            <text:p text:style-name="P88"><text:span text:style-name="T10">Efficacité dans la mise en œuvre des changements :</text:span>Les changements et les initiatives peuvent être déployés rapidement et uniformément dans toute l'organisation sans avoir à négocier ou à obtenir des approbations multiples. </text:p>
          </table:table-cell>
          <table:table-cell table:style-name="Tableau8.B2" office:value-type="string">
            <text:list xml:id="list1776029003" text:style-name="L12">
              <text:list-header>
                <text:p text:style-name="P138"><text:span text:style-name="T8">Charge financière :</text:span><text:span text:style-name="T1"> La gestion financière peut parfois être un défi pour les organisations publiques centrales, en raison de budgets limités, de dépendance vis-à-vis des financements gouvernementaux et des pressions pour maintenir l'équilibre budgétaire.</text:span></text:p>
              </text:list-header>
            </text:list>
          </table:table-cell>
        </table:table-row>
      </table:table>
      <text:p text:style-name="P139"/>
      <text:h text:style-name="P53" text:outline-level="5">Une organisation publique <text:span text:style-name="T44">locale</text:span>:</text:h>
      <table:table table:name="Tableau24" table:style-name="Tableau24">
        <table:table-column table:style-name="Tableau24.A"/>
        <table:table-column table:style-name="Tableau24.B"/>
        <table:table-row>
          <table:table-cell table:style-name="Tableau24.A1" office:value-type="string">
            <text:p text:style-name="P42">Avantages</text:p>
          </table:table-cell>
          <table:table-cell table:style-name="Tableau24.B1" office:value-type="string">
            <text:p text:style-name="P42">Limites</text:p>
          </table:table-cell>
        </table:table-row>
        <table:table-row>
          <table:table-cell table:style-name="Tableau24.A2" office:value-type="string">
            <text:p text:style-name="P47"><text:span text:style-name="T1">La co-décision et la mutualisation des moyens permettent un gain de temps et d’argent considérable.</text:span> </text:p>
          </table:table-cell>
          <table:table-cell table:style-name="Tableau24.B2" office:value-type="string">
            <text:p text:style-name="P47"><text:span text:style-name="T1">les SPL ne peuvent pas intervenir pour le compte des personnes publiques ou privées non-actionnaires ou sur un territoire extérieur à celui de leurs actionnaires et ce, même si l’intervention est faite à titre accessoire.</text:span> </text:p>
          </table:table-cell>
        </table:table-row>
        <table:table-row table:style-name="Tableau24.3">
          <table:table-cell table:style-name="Tableau24.A2" office:value-type="string">
            <text:p text:style-name="P48"><text:span text:style-name="T34">Dans une SPL, les collectivités locales sont les seuls décisionnaires. </text:span><text:span text:style-name="T1">Elles détiennent la totalité du capital et des sièges au conseil d’administration. Une telle maîtrise est pour les collectivités locales l’assurance que les SPL intégreront pleinement leurs orientations stratégiques et politiques </text:span></text:p>
          </table:table-cell>
          <table:table-cell table:style-name="Tableau24.B2" office:value-type="string">
            <text:p text:style-name="P47"><text:span text:style-name="T1">Les SPL ont un fonctionnement de droit privé qui peut mener à des conflits d’intérêt. L'élu dirigeant doit s'abstenir de prendre part aux délibérations concernant la société. Si le conflit d’intérêts est avéré, les élus peuvent se voir condamnés pour le délit de prise illégale d’intérêts.</text:span> </text:p>
          </table:table-cell>
        </table:table-row>
      </table:table>
      <text:p text:style-name="P140"/>
      <text:h text:style-name="P53" text:outline-level="5">Structure de l’organisation <text:span text:style-name="T45">publique centrale</text:span> <text:s/>:</text:h>
      <text:p text:style-name="P8"><text:span text:style-name="T45">C’est une structure Divisionnelle car l</text:span><text:span text:style-name="T1">’administration centrale est organisée selon plusieurs niveaux :</text:span></text:p>
      <text:list xml:id="list1363495416" text:style-name="L13">
        <text:list-item>
          <text:p text:style-name="P130">Les directions (parfois directions générales) : elles peuvent être thématiques et correspondre alors à un domaine d’activité du ministère, comme la direction de l’eau et de la biodiversité au ministère de la transition écologique et solidaire</text:p>
        </text:list-item>
        <text:list-item>
          <text:p text:style-name="P130">Chaque direction comporte des subdivisions dont l’appellation varie selon les ministères. Il peut s’agir de sous-directions, de services ou encore de divisions.</text:p>
        </text:list-item>
        <text:list-item>
          <text:p text:style-name="P130">L’unité de base au sein des différents ministères est le bureau dirigé par un chef.</text:p>
        </text:list-item>
      </text:list>
      <text:p text:style-name="P131"><draw:custom-shape text:anchor-type="paragraph" draw:z-index="9" draw:name="Shape1_8" draw:style-name="gr1" draw:text-style-name="P143" svg:width="1.265cm" svg:height="0.708cm" svg:x="15.718cm" svg:y="0.051cm"><text:p text:style-name="P142">10/14</text:p><draw:enhanced-geometry svg:viewBox="0 0 21600 21600" draw:type="rectangle" draw:enhanced-path="M 0 0 L 21600 0 21600 21600 0 21600 0 0 Z N"/></draw:custom-shape>Et de même pour les organisations publiques locales, mais à plus petites échelles.</text:p>
      <table:table table:name="Tableau19" table:style-name="Tableau19">
        <table:table-column table:style-name="Tableau19.A"/>
        <text:soft-page-break/>
        <table:table-row>
          <table:table-cell table:style-name="Tableau19.A1" office:value-type="string">
            <text:p text:style-name="P36">CONCLUSION</text:p>
          </table:table-cell>
        </table:table-row>
      </table:table>
      <text:p text:style-name="P140"/>
      <text:p text:style-name="P123">Dans ce dossier, nous avons exploré divers types d'organisations, en regardans leur natures, leur structures, ainsi que leurs avantages et les limites. En nous appuyant sur des exemples concrets, nous avons présenté les caractéristiques des sociétés, des associations, des fondations, des micro-entreprises, des syndicats, des partis politiques et des organisations publiques, à la fois centrales et locales. L'analyse approfondi a inclus la définition précise de chaque type d'organisation, la pertinence des informations sélectionnées, et la clarification des exemples présentés. Nous avons examiné les avantages et les limites à chaque forme d'organisation, tout en définissant leur structures respectives, qu'elles soient fonctionnelles, divisionnelles et matricielles. La théorie de Mintzberg a été abordée dans le contexte de chaque organisation, permettant une réflexion critique sur son applicabilité. En somme, ce dossier offre une exploration approfondie et bien documentée des différentes formes d'organisations, <text:span text:style-name="T69">tout en</text:span> permettant aux participants de tirer des enseignements personnels enrichissants de cette expériences. </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custom-shape text:anchor-type="paragraph" draw:z-index="10" draw:name="Shape1_9" draw:style-name="gr1" draw:text-style-name="P143" svg:width="1.265cm" svg:height="0.708cm" svg:x="15.718cm" svg:y="0.226cm"><text:p text:style-name="P142">11/14</text:p><draw:enhanced-geometry svg:viewBox="0 0 21600 21600" draw:type="rectangle" draw:enhanced-path="M 0 0 L 21600 0 21600 21600 0 21600 0 0 Z N"/></draw:custom-shape></text:p>
      <table:table table:name="Tableau35" table:style-name="Tableau35">
        <table:table-column table:style-name="Tableau35.A"/>
        <text:soft-page-break/>
        <table:table-row>
          <table:table-cell table:style-name="Tableau35.A1" office:value-type="string">
            <text:p text:style-name="P34">SOURCES</text:p>
          </table:table-cell>
        </table:table-row>
      </table:table>
      <text:p text:style-name="P134"/>
      <text:list xml:id="list623844243" text:style-name="L14">
        <text:list-item>
          <text:p text:style-name="P137"><text:span text:style-name="T48">« Société publique locale (SPL) – Société d’économie mixte (SEM) », </text:span><text:a xlink:type="simple" xlink:href="https://www.morbihan.gouv.fr/contenu/telechargement/48748/350115/file/" text:style-name="Internet_20_link" text:visited-style-name="Visited_20_Internet_20_Link"><text:span text:style-name="T48">https://www.morbihan.gouv.fr/contenu/telechargement/48748/350115/file/</text:span></text:a><text:span text:style-name="T48"> , </text:span><text:span text:style-name="T60">[consulté le 23/112023]</text:span></text:p>
        </text:list-item>
        <text:list-item>
          <text:p text:style-name="P137"><text:span text:style-name="T52">République Française</text:span><text:span text:style-name="T51">, « Comment s'organise l'administration centrale ? »</text:span><text:span text:style-name="T52">,vie publique</text:span><text:span text:style-name="T51">,</text:span><text:a xlink:type="simple" xlink:href="https://www.vie-publique.fr/fiches/20229-comment-sorganise-ladministration-centrale" text:style-name="Internet_20_link" text:visited-style-name="Visited_20_Internet_20_Link"><text:span text:style-name="T51">https://www.vie-publique.fr/fiches/20229-comment-sorganise-ladministration-centrale</text:span></text:a><text:span text:style-name="T51"> , </text:span><text:span text:style-name="T52">[consulté le 23/112023]</text:span></text:p>
        </text:list-item>
        <text:list-item>
          <text:p text:style-name="P137"><text:span text:style-name="T61">Serge Braudo, « Définition de</text:span><text:span text:style-name="T59"> </text:span><text:span text:style-name="Strong_20_Emphasis"><text:span text:style-name="T59">Syndicat », Dictionnaire juridique ,</text:span></text:span><text:span text:style-name="T48"> </text:span><text:a xlink:type="simple" xlink:href="https://www.dictionnaire-juridique.com/definition/syndicat.php" text:style-name="Internet_20_link" text:visited-style-name="Visited_20_Internet_20_Link"><text:span text:style-name="T48">https://www.dictionnaire-juridique.com/definition/syndicat.php</text:span></text:a><text:span text:style-name="T48"> , </text:span><text:span text:style-name="T60">[consulté le 23/112023]</text:span></text:p>
        </text:list-item>
        <text:list-item>
          <text:p text:style-name="P137"><text:span text:style-name="T53">Mehdi Ouchallal</text:span><text:span text:style-name="T52">,« Le statut juridique de l’association  »</text:span><text:span text:style-name="T51">,</text:span><text:span text:style-name="T52">LegalPlace.</text:span><text:span text:style-name="T51">,(</text:span><text:a xlink:type="simple" xlink:href="https://www.legalplace.fr/guides/statut-juridique-association/" text:style-name="Internet_20_link" text:visited-style-name="Visited_20_Internet_20_Link"><text:span text:style-name="T51">https://www.legalplace.fr/guides/statut-juridique-association/</text:span></text:a><text:span text:style-name="T51">) <text:s/>, </text:span><text:span text:style-name="T52">[consulté le 23/112023]</text:span></text:p>
        </text:list-item>
        <text:list-item>
          <text:p text:style-name="P137"><text:span text:style-name="T51">« Créer une association loi 1901 : définition », obligations, avantages,</text:span><text:span text:style-name="T52">Wiyicrea</text:span><text:span text:style-name="T51">,</text:span><text:a xlink:type="simple" xlink:href="https://www.creerentreprise.fr/creer-une-association-loi-1901-definition-obligations-avantages/" text:style-name="Internet_20_link" text:visited-style-name="Visited_20_Internet_20_Link"><text:span text:style-name="T51">https://www.creerentreprise.fr/creer-une-association-loi-1901-definition-obligations-avantages/</text:span></text:a><text:span text:style-name="T51"> , </text:span><text:span text:style-name="T52">[consulté le 23/112023]</text:span></text:p>
        </text:list-item>
        <text:list-item>
          <text:p text:style-name="P137"><text:span text:style-name="T48">« Quelle est la différence entre une association et une fondation ? », </text:span><text:span text:style-name="T62">Fondation de France,</text:span><text:span text:style-name="T48"> </text:span><text:a xlink:type="simple" xlink:href="https://www.fondationdefrance.org/fr/faq/connaitre-les-fondations-abritees/quelle-est-la-difference-entre-une-association-et-une-fondation" text:style-name="Internet_20_link" text:visited-style-name="Visited_20_Internet_20_Link"><text:span text:style-name="T48">https://www.fondationdefrance.org/fr/faq/connaitre-les-fondations-abritees/quelle-est-la-difference-entre-une-association-et-une-fondation</text:span></text:a><text:span text:style-name="T48"> , </text:span><text:span text:style-name="T62">[consulté le 22/11/2013]</text:span></text:p>
        </text:list-item>
        <text:list-item>
          <text:p text:style-name="P92"><text:span text:style-name="T55">Contributeurs de Wikipédia, "Fondation (institution)," <text:s/></text:span><text:span text:style-name="T58">Wikipédia, l'encyclopédie libre,</text:span><text:span text:style-name="T55"> </text:span><text:a xlink:type="simple" xlink:href="https://fr.wikipedia.org/w/index.php?title=Fondation_(institution)&amp;oldid=207554348" text:style-name="Internet_20_link" text:visited-style-name="Visited_20_Internet_20_Link"><text:span text:style-name="T56">https://fr.wikipedia.org/w/index.php?title=Fondation_(institution)&amp;oldid=207554348</text:span></text:a><text:span text:style-name="T55"> </text:span><text:span text:style-name="T57">[</text:span><text:span text:style-name="T52">consulté le 2</text:span><text:span text:style-name="T54">2</text:span><text:span text:style-name="T52">/112023]</text:span></text:p>
          <text:p text:style-name="P93"/>
        </text:list-item>
        <text:list-item>
          <text:p text:style-name="P92"><text:span text:style-name="T48">Corinne ,« Le guide pour tout savoir sur les fondations et leur fonctionnement »,</text:span><text:span text:style-name="T63">assoconect,</text:span><text:a xlink:type="simple" xlink:href="https://www.assoconnect.com/blog/fondation-definition-fonctionnement/" text:style-name="Internet_20_link" text:visited-style-name="Visited_20_Internet_20_Link"><text:span text:style-name="T48">https://www.assoconnect.com/blog/fondation-definition-fonctionnement/</text:span></text:a><text:span text:style-name="T48"> ,</text:span><text:span text:style-name="T57">[</text:span><text:span text:style-name="T52">consulté le 2</text:span><text:span text:style-name="T54">2</text:span><text:span text:style-name="T52">/112023]</text:span></text:p>
        </text:list-item>
      </text:list>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draw:custom-shape text:anchor-type="paragraph" draw:z-index="11" draw:name="Shape1_10" draw:style-name="gr1" draw:text-style-name="P143" svg:width="1.265cm" svg:height="0.708cm" svg:x="15.718cm" svg:y="0.226cm"><text:p text:style-name="P142">12/14</text:p><draw:enhanced-geometry svg:viewBox="0 0 21600 21600" draw:type="rectangle" draw:enhanced-path="M 0 0 L 21600 0 21600 21600 0 21600 0 0 Z N"/></draw:custom-shape></text:p>
      <table:table table:name="Tableau20" table:style-name="Tableau20">
        <table:table-column table:style-name="Tableau20.A"/>
        <text:soft-page-break/>
        <table:table-row>
          <table:table-cell table:style-name="Tableau20.A1" office:value-type="string">
            <text:p text:style-name="P33">CONCLUSION : THAO DUJARDIN</text:p>
          </table:table-cell>
        </table:table-row>
      </table:table>
      <text:p text:style-name="P140"/>
      <text:p text:style-name="P3">La réalisation de ce dossier aider a me rendre compte de la diversité et la complexité du monde des organisations. Avant cette recherche, je n'avais pas pleinement conscience de la multitude de structures qui existaient, que ce soit dans le secteur privé, associatif, public, ou au niveau individuel avec les micro-entreprise. Découvrir les différences entre les sociétés anonymes (SA) et les sociétés à responsabilité limitée (SARL), ainsi que les caractéristiques des associations, et fondations, m'a permis de mieux comprendre la variété des choix organisationnels possibles pour créer une entreprise. La question de l'applicabilité de la théorie de mintzberg à des entités plus petites comme les SARL m'a poussé à réfléchir de manière critique sur la pertinence des modèles organisationnels dans divers contextes. La thématique des syndicats et des partis politiques a également élargi ma vision sur le rôle politique des organisations même si je savais ce qu'était un syndicat, soulignant leur influence sur la société dans son ensemble. Par ailleurs, l'exploration des organisations publiques, tant au niveau central que local, la complexité des structures gouvernementales et leur impact sur la vie quotidienne des citoyens. </text:p>
      <text:p text:style-name="P3">En conclusion, ce travail m'a apporté une perspective elargie sur la diversité organisationnelle, regardant ma curiosité et me fournissant des outils pour comprendre la diversité des structures qui façonnent notre environnement économique, social et politique, principalement en Franc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2" draw:name="Shape1_11" draw:style-name="gr1" draw:text-style-name="P143" svg:width="1.265cm" svg:height="0.708cm" svg:x="15.718cm" svg:y="0.226cm"><text:p text:style-name="P142">13/14</text:p><draw:enhanced-geometry svg:viewBox="0 0 21600 21600" draw:type="rectangle" draw:enhanced-path="M 0 0 L 21600 0 21600 21600 0 21600 0 0 Z N"/></draw:custom-shape></text:p>
      <table:table table:name="Tableau21" table:style-name="Tableau21">
        <table:table-column table:style-name="Tableau21.A"/>
        <text:soft-page-break/>
        <table:table-row>
          <table:table-cell table:style-name="Tableau21.A1" office:value-type="string">
            <text:p text:style-name="P33">CONCLUSION : NICOLAS DELPECH</text:p>
          </table:table-cell>
        </table:table-row>
      </table:table>
      <text:p text:style-name="P140"/>
      <text:p text:style-name="P3">La réalisation de ce document m'a permis de réaliser que les organisations me révélaient la richesse et la complexité qui leur sont propres. Avant d'entreprendre cette étude, je n'avais aucun doute sur la portée des structures existantes, qu'elles soient du secteur privé, collectif, public ou même individuel, comme les microentreprises. Découvrir les nuances entre une société anonyme (SA) et une société à responsabilité limitée (SARL), ainsi que comprendre les spécificités des associations et des fondations, m'ont ouvert les yeux sur la diversité des options disponibles pour créer une entreprise. </text:p>
      <text:p text:style-name="P3"><text:span text:style-name="T46">Je me suis interroger sur </text:span>l'applicabilité de la théorie de Mintzberg aux petites entités telles que les sociétés à responsabilité limitée ont suscité une réflexion critique sur la pertinence des modèles organisationnels dans différents contextes. </text:p>
      <text:p text:style-name="P3">La thématique des syndicats et des partis politiques a également élargi <text:span text:style-name="T46">mes connaissance sur les rôles politique.Ce fut une prise de conscience de l'étendue de leur influence au sein de la société dans son ensemble. Ce fut une prise de conscience de l'étendue de leur influence au sein de la société dans son ensemble.</text:span></text:p>
      <text:p text:style-name="P89"><text:span text:style-name="T47">Ensuite pour </text:span><text:span text:style-name="T1">le fonctionnement des organisations publiques, à la fois au niveau central et local, m'a permis de saisir la complexité des structures gouvernementales et leur impact tangible sur la vie quotidienne des citoyens. </text:span></text:p>
      <text:p text:style-name="P141"/>
      <text:p text:style-name="P141">En conclusion, ce travail m'a offert une perspective élargie sur la diversité organisationnelle, </text:p>
      <text:p text:style-name="P141"><draw:custom-shape text:anchor-type="paragraph" draw:z-index="13" draw:name="Shape1_12" draw:style-name="gr1" draw:text-style-name="P143" svg:width="1.265cm" svg:height="0.708cm" svg:x="15.746cm" svg:y="11.779cm"><text:p text:style-name="P142">14/14</text:p><draw:enhanced-geometry svg:viewBox="0 0 21600 21600" draw:type="rectangle" draw:enhanced-path="M 0 0 L 21600 0 21600 21600 0 21600 0 0 Z N"/></draw:custom-shape>pour mieux appréhender les structures qui façonnent notre environnement économique, social et politique, principalement en Franc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26T11:21:40.874000000</meta:creation-date>
    <dc:date>2023-11-24T14:24:28.536000000</dc:date>
    <meta:editing-duration>P1DT14H13M38S</meta:editing-duration>
    <meta:editing-cycles>36</meta:editing-cycles>
    <meta:generator>LibreOffice/6.4.2.2$Windows_X86_64 LibreOffice_project/4e471d8c02c9c90f512f7f9ead8875b57fcb1ec3</meta:generator>
    <meta:document-statistic meta:table-count="24" meta:image-count="0" meta:object-count="0" meta:page-count="15" meta:paragraph-count="243" meta:word-count="3749" meta:character-count="25949" meta:non-whitespace-character-count="22319"/>
  </office:meta>
</office:document-meta>
</file>